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945in"/>
    </style:style>
    <style:style style:name="co2" style:family="table-column">
      <style:table-column-properties fo:break-before="auto" style:column-width="1.7354in"/>
    </style:style>
    <style:style style:name="co3" style:family="table-column">
      <style:table-column-properties fo:break-before="auto" style:column-width="1.01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in" svg:height="3.5425in" svg:x="3.8969in" svg:y="0.6354in">
            <draw:object draw:notify-on-update-of-ranges="Sheet1.A1:Sheet1.A1 Sheet1.A2:Sheet1.A501 Sheet1.B1:Sheet1.B1 Sheet1.B2:Sheet1.B5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in" svg:height="3.5421in" svg:x="3.9185in" svg:y="4.5217in">
            <draw:object draw:notify-on-update-of-ranges="Sheet1.A1:Sheet1.A1 Sheet1.A2:Sheet1.A501 Sheet1.C1:Sheet1.C1 Sheet1.C2:Sheet1.C5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Epochs</text:p>
          </table:table-cell>
          <table:table-cell office:value-type="string">
            <text:p><text:s/>Percent Misclassification</text:p>
          </table:table-cell>
          <table:table-cell office:value-type="string">
            <text:p><text:s/>Training M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8544474393531">
            <text:p>0.8854447439</text:p>
          </table:table-cell>
          <table:table-cell office:value-type="float" office:value="0.919669297108728">
            <text:p>0.9196692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3800539083558">
            <text:p>0.7938005391</text:p>
          </table:table-cell>
          <table:table-cell office:value-type="float" office:value="0.840385102076123">
            <text:p>0.84038510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26415094339623">
            <text:p>0.7264150943</text:p>
          </table:table-cell>
          <table:table-cell office:value-type="float" office:value="0.798511216577608">
            <text:p>0.79851121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26684636118598">
            <text:p>0.6266846361</text:p>
          </table:table-cell>
          <table:table-cell office:value-type="float" office:value="0.753381340731867">
            <text:p>0.75338134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70080862533693">
            <text:p>0.5700808625</text:p>
          </table:table-cell>
          <table:table-cell office:value-type="float" office:value="0.713519853653054">
            <text:p>0.71351985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33692722371968">
            <text:p>0.5336927224</text:p>
          </table:table-cell>
          <table:table-cell office:value-type="float" office:value="0.682369985298516">
            <text:p>0.68236998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90566037735849">
            <text:p>0.4905660377</text:p>
          </table:table-cell>
          <table:table-cell office:value-type="float" office:value="0.65492162452839">
            <text:p>0.654921624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66307277628032">
            <text:p>0.4663072776</text:p>
          </table:table-cell>
          <table:table-cell office:value-type="float" office:value="0.627636690751447">
            <text:p>0.62763669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442048517520216">
            <text:p>0.4420485175</text:p>
          </table:table-cell>
          <table:table-cell office:value-type="float" office:value="0.600507207629864">
            <text:p>0.60050720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412398921832884">
            <text:p>0.4123989218</text:p>
          </table:table-cell>
          <table:table-cell office:value-type="float" office:value="0.575207856956384">
            <text:p>0.57520785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393530997304582">
            <text:p>0.3935309973</text:p>
          </table:table-cell>
          <table:table-cell office:value-type="float" office:value="0.552229712640601">
            <text:p>0.55222971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544474393531">
            <text:p>0.3544474394</text:p>
          </table:table-cell>
          <table:table-cell office:value-type="float" office:value="0.531532827441643">
            <text:p>0.531532827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45013477088949">
            <text:p>0.3450134771</text:p>
          </table:table-cell>
          <table:table-cell office:value-type="float" office:value="0.512304530711808">
            <text:p>0.512304530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33288409703504">
            <text:p>0.332884097</text:p>
          </table:table-cell>
          <table:table-cell office:value-type="float" office:value="0.49376037011916">
            <text:p>0.493760370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316711590296496">
            <text:p>0.3167115903</text:p>
          </table:table-cell>
          <table:table-cell office:value-type="float" office:value="0.476387521632703">
            <text:p>0.47638752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09973045822102">
            <text:p>0.3099730458</text:p>
          </table:table-cell>
          <table:table-cell office:value-type="float" office:value="0.459893250125354">
            <text:p>0.459893250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300539083557951">
            <text:p>0.3005390836</text:p>
          </table:table-cell>
          <table:table-cell office:value-type="float" office:value="0.444353984956069">
            <text:p>0.44435398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288409703504043">
            <text:p>0.2884097035</text:p>
          </table:table-cell>
          <table:table-cell office:value-type="float" office:value="0.430435476665952">
            <text:p>0.430435476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76280323450135">
            <text:p>0.2762803235</text:p>
          </table:table-cell>
          <table:table-cell office:value-type="float" office:value="0.417551097502525">
            <text:p>0.41755109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269541778975741">
            <text:p>0.269541779</text:p>
          </table:table-cell>
          <table:table-cell office:value-type="float" office:value="0.405770404255258">
            <text:p>0.405770404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27088948787062">
            <text:p>0.2708894879</text:p>
          </table:table-cell>
          <table:table-cell office:value-type="float" office:value="0.395343816720961">
            <text:p>0.39534381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58760107816712">
            <text:p>0.2587601078</text:p>
          </table:table-cell>
          <table:table-cell office:value-type="float" office:value="0.38622322045376">
            <text:p>0.38622322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46630727762803">
            <text:p>0.2466307278</text:p>
          </table:table-cell>
          <table:table-cell office:value-type="float" office:value="0.378037885587696">
            <text:p>0.378037885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241239892183288">
            <text:p>0.2412398922</text:p>
          </table:table-cell>
          <table:table-cell office:value-type="float" office:value="0.371100215356432">
            <text:p>0.371100215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241239892183288">
            <text:p>0.2412398922</text:p>
          </table:table-cell>
          <table:table-cell office:value-type="float" office:value="0.362457379477571">
            <text:p>0.362457379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234501347708895">
            <text:p>0.2345013477</text:p>
          </table:table-cell>
          <table:table-cell office:value-type="float" office:value="0.354568279627135">
            <text:p>0.354568279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233153638814016">
            <text:p>0.2331536388</text:p>
          </table:table-cell>
          <table:table-cell office:value-type="float" office:value="0.347189266755067">
            <text:p>0.347189266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21024258760108">
            <text:p>0.2210242588</text:p>
          </table:table-cell>
          <table:table-cell office:value-type="float" office:value="0.340148508096791">
            <text:p>0.340148508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15633423180593">
            <text:p>0.2156334232</text:p>
          </table:table-cell>
          <table:table-cell office:value-type="float" office:value="0.333546938326341">
            <text:p>0.33354693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14285714285714">
            <text:p>0.2142857143</text:p>
          </table:table-cell>
          <table:table-cell office:value-type="float" office:value="0.326542339140822">
            <text:p>0.326542339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200808625336927">
            <text:p>0.2008086253</text:p>
          </table:table-cell>
          <table:table-cell office:value-type="float" office:value="0.321720681908461">
            <text:p>0.32172068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03504043126685">
            <text:p>0.2035040431</text:p>
          </table:table-cell>
          <table:table-cell office:value-type="float" office:value="0.316379570001076">
            <text:p>0.3163795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96765498652291">
            <text:p>0.1967654987</text:p>
          </table:table-cell>
          <table:table-cell office:value-type="float" office:value="0.311790108394399">
            <text:p>0.31179010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95417789757412">
            <text:p>0.1954177898</text:p>
          </table:table-cell>
          <table:table-cell office:value-type="float" office:value="0.305440328540648">
            <text:p>0.305440328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92722371967655">
            <text:p>0.192722372</text:p>
          </table:table-cell>
          <table:table-cell office:value-type="float" office:value="0.300953546265354">
            <text:p>0.300953546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94070080862534">
            <text:p>0.1940700809</text:p>
          </table:table-cell>
          <table:table-cell office:value-type="float" office:value="0.298248890819134">
            <text:p>0.298248890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88679245283019">
            <text:p>0.1886792453</text:p>
          </table:table-cell>
          <table:table-cell office:value-type="float" office:value="0.294167695229173">
            <text:p>0.294167695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90026954177898">
            <text:p>0.1900269542</text:p>
          </table:table-cell>
          <table:table-cell office:value-type="float" office:value="0.290467885028583">
            <text:p>0.29046788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81940700808625">
            <text:p>0.1819407008</text:p>
          </table:table-cell>
          <table:table-cell office:value-type="float" office:value="0.288878688934499">
            <text:p>0.288878688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79245283018868">
            <text:p>0.179245283</text:p>
          </table:table-cell>
          <table:table-cell office:value-type="float" office:value="0.285497648739655">
            <text:p>0.285497648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69811320754717">
            <text:p>0.1698113208</text:p>
          </table:table-cell>
          <table:table-cell office:value-type="float" office:value="0.278841059421179">
            <text:p>0.278841059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77897574123989">
            <text:p>0.1778975741</text:p>
          </table:table-cell>
          <table:table-cell office:value-type="float" office:value="0.275916062774833">
            <text:p>0.275916062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65768194070081">
            <text:p>0.1657681941</text:p>
          </table:table-cell>
          <table:table-cell office:value-type="float" office:value="0.270030444830908">
            <text:p>0.270030444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59029649595687">
            <text:p>0.1590296496</text:p>
          </table:table-cell>
          <table:table-cell office:value-type="float" office:value="0.261773969804525">
            <text:p>0.261773969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52291105121294">
            <text:p>0.1522911051</text:p>
          </table:table-cell>
          <table:table-cell office:value-type="float" office:value="0.256604792279224">
            <text:p>0.256604792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52291105121294">
            <text:p>0.1522911051</text:p>
          </table:table-cell>
          <table:table-cell office:value-type="float" office:value="0.251390953184773">
            <text:p>0.251390953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44204851752022">
            <text:p>0.1442048518</text:p>
          </table:table-cell>
          <table:table-cell office:value-type="float" office:value="0.246699657305467">
            <text:p>0.24669965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42857142857143">
            <text:p>0.1428571429</text:p>
          </table:table-cell>
          <table:table-cell office:value-type="float" office:value="0.24367440954609">
            <text:p>0.243674409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46900269541779">
            <text:p>0.1469002695</text:p>
          </table:table-cell>
          <table:table-cell office:value-type="float" office:value="0.243110988407164">
            <text:p>0.243110988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46900269541779">
            <text:p>0.1469002695</text:p>
          </table:table-cell>
          <table:table-cell office:value-type="float" office:value="0.243188827628592">
            <text:p>0.243188827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32075471698113">
            <text:p>0.1320754717</text:p>
          </table:table-cell>
          <table:table-cell office:value-type="float" office:value="0.23231287697661">
            <text:p>0.23231287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33423180592992">
            <text:p>0.1334231806</text:p>
          </table:table-cell>
          <table:table-cell office:value-type="float" office:value="0.228860939912048">
            <text:p>0.228860939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29380053908356">
            <text:p>0.1293800539</text:p>
          </table:table-cell>
          <table:table-cell office:value-type="float" office:value="0.22759945213095">
            <text:p>0.227599452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23989218328841">
            <text:p>0.1239892183</text:p>
          </table:table-cell>
          <table:table-cell office:value-type="float" office:value="0.227340366578888">
            <text:p>0.227340366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26684636118598">
            <text:p>0.1266846361</text:p>
          </table:table-cell>
          <table:table-cell office:value-type="float" office:value="0.227518950804155">
            <text:p>0.227518950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19946091644205">
            <text:p>0.1199460916</text:p>
          </table:table-cell>
          <table:table-cell office:value-type="float" office:value="0.224220393709116">
            <text:p>0.224220393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28032345013477">
            <text:p>0.128032345</text:p>
          </table:table-cell>
          <table:table-cell office:value-type="float" office:value="0.227486130653225">
            <text:p>0.227486130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26684636118598">
            <text:p>0.1266846361</text:p>
          </table:table-cell>
          <table:table-cell office:value-type="float" office:value="0.223997357812455">
            <text:p>0.223997357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22641509433962">
            <text:p>0.1226415094</text:p>
          </table:table-cell>
          <table:table-cell office:value-type="float" office:value="0.218800745912319">
            <text:p>0.218800745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19946091644205">
            <text:p>0.1199460916</text:p>
          </table:table-cell>
          <table:table-cell office:value-type="float" office:value="0.212580127267917">
            <text:p>0.212580127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28032345013477">
            <text:p>0.128032345</text:p>
          </table:table-cell>
          <table:table-cell office:value-type="float" office:value="0.218774554360357">
            <text:p>0.218774554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19946091644205">
            <text:p>0.1199460916</text:p>
          </table:table-cell>
          <table:table-cell office:value-type="float" office:value="0.214455775058583">
            <text:p>0.214455775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19946091644205">
            <text:p>0.1199460916</text:p>
          </table:table-cell>
          <table:table-cell office:value-type="float" office:value="0.211507109241738">
            <text:p>0.211507109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15902964959569">
            <text:p>0.115902965</text:p>
          </table:table-cell>
          <table:table-cell office:value-type="float" office:value="0.213075117893447">
            <text:p>0.213075117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09164420485175">
            <text:p>0.1091644205</text:p>
          </table:table-cell>
          <table:table-cell office:value-type="float" office:value="0.203395443111918">
            <text:p>0.203395443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13207547169811">
            <text:p>0.1132075472</text:p>
          </table:table-cell>
          <table:table-cell office:value-type="float" office:value="0.20229100460673">
            <text:p>0.202291004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07816711590296">
            <text:p>0.1078167116</text:p>
          </table:table-cell>
          <table:table-cell office:value-type="float" office:value="0.199670426602272">
            <text:p>0.199670426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06469002695418">
            <text:p>0.1064690027</text:p>
          </table:table-cell>
          <table:table-cell office:value-type="float" office:value="0.19934238698785">
            <text:p>0.19934238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07816711590296">
            <text:p>0.1078167116</text:p>
          </table:table-cell>
          <table:table-cell office:value-type="float" office:value="0.198755852890093">
            <text:p>0.198755852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06469002695418">
            <text:p>0.1064690027</text:p>
          </table:table-cell>
          <table:table-cell office:value-type="float" office:value="0.195538346742251">
            <text:p>0.195538346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02425876010782">
            <text:p>0.102425876</text:p>
          </table:table-cell>
          <table:table-cell office:value-type="float" office:value="0.198079098889238">
            <text:p>0.198079098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09164420485175">
            <text:p>0.1091644205</text:p>
          </table:table-cell>
          <table:table-cell office:value-type="float" office:value="0.196999202376891">
            <text:p>0.196999202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02425876010782">
            <text:p>0.102425876</text:p>
          </table:table-cell>
          <table:table-cell office:value-type="float" office:value="0.18766170871228">
            <text:p>0.187661708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13207547169811">
            <text:p>0.1132075472</text:p>
          </table:table-cell>
          <table:table-cell office:value-type="float" office:value="0.196152586687302">
            <text:p>0.196152586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997304582210242">
            <text:p>0.0997304582</text:p>
          </table:table-cell>
          <table:table-cell office:value-type="float" office:value="0.188611011388313">
            <text:p>0.188611011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0377358490566">
            <text:p>0.1037735849</text:p>
          </table:table-cell>
          <table:table-cell office:value-type="float" office:value="0.190987325342383">
            <text:p>0.190987325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983827493261456">
            <text:p>0.0983827493</text:p>
          </table:table-cell>
          <table:table-cell office:value-type="float" office:value="0.186554759635042">
            <text:p>0.186554759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983827493261456">
            <text:p>0.0983827493</text:p>
          </table:table-cell>
          <table:table-cell office:value-type="float" office:value="0.186889717316143">
            <text:p>0.186889717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05121293800539">
            <text:p>0.1051212938</text:p>
          </table:table-cell>
          <table:table-cell office:value-type="float" office:value="0.185450108508147">
            <text:p>0.185450108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05121293800539">
            <text:p>0.1051212938</text:p>
          </table:table-cell>
          <table:table-cell office:value-type="float" office:value="0.190108514096605">
            <text:p>0.190108514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01078167115903">
            <text:p>0.1010781671</text:p>
          </table:table-cell>
          <table:table-cell office:value-type="float" office:value="0.182397588455015">
            <text:p>0.182397588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970350404312669">
            <text:p>0.0970350404</text:p>
          </table:table-cell>
          <table:table-cell office:value-type="float" office:value="0.183577206288631">
            <text:p>0.183577206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889487870619946">
            <text:p>0.0889487871</text:p>
          </table:table-cell>
          <table:table-cell office:value-type="float" office:value="0.179644165269173">
            <text:p>0.179644165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862533692722372">
            <text:p>0.0862533693</text:p>
          </table:table-cell>
          <table:table-cell office:value-type="float" office:value="0.181948550946583">
            <text:p>0.181948550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849056603773585">
            <text:p>0.0849056604</text:p>
          </table:table-cell>
          <table:table-cell office:value-type="float" office:value="0.17746053185003">
            <text:p>0.177460531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835579514824798">
            <text:p>0.0835579515</text:p>
          </table:table-cell>
          <table:table-cell office:value-type="float" office:value="0.172565740526803">
            <text:p>0.172565740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862533692722372">
            <text:p>0.0862533693</text:p>
          </table:table-cell>
          <table:table-cell office:value-type="float" office:value="0.172568502527145">
            <text:p>0.172568502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916442048517521">
            <text:p>0.0916442049</text:p>
          </table:table-cell>
          <table:table-cell office:value-type="float" office:value="0.174585117729835">
            <text:p>0.174585117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862533692722372">
            <text:p>0.0862533693</text:p>
          </table:table-cell>
          <table:table-cell office:value-type="float" office:value="0.171397375964691">
            <text:p>0.17139737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956873315363881">
            <text:p>0.0956873315</text:p>
          </table:table-cell>
          <table:table-cell office:value-type="float" office:value="0.169630030175623">
            <text:p>0.169630030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956873315363881">
            <text:p>0.0956873315</text:p>
          </table:table-cell>
          <table:table-cell office:value-type="float" office:value="0.177846632484353">
            <text:p>0.177846632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862533692722372">
            <text:p>0.0862533693</text:p>
          </table:table-cell>
          <table:table-cell office:value-type="float" office:value="0.167301403669445">
            <text:p>0.167301403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876010781671159">
            <text:p>0.0876010782</text:p>
          </table:table-cell>
          <table:table-cell office:value-type="float" office:value="0.166078956238548">
            <text:p>0.166078956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997304582210242">
            <text:p>0.0997304582</text:p>
          </table:table-cell>
          <table:table-cell office:value-type="float" office:value="0.169565613222926">
            <text:p>0.169565613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916442048517521">
            <text:p>0.0916442049</text:p>
          </table:table-cell>
          <table:table-cell office:value-type="float" office:value="0.163498446833783">
            <text:p>0.163498446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902964959568733">
            <text:p>0.090296496</text:p>
          </table:table-cell>
          <table:table-cell office:value-type="float" office:value="0.161150139654203">
            <text:p>0.161150139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808625336927224">
            <text:p>0.0808625337</text:p>
          </table:table-cell>
          <table:table-cell office:value-type="float" office:value="0.159718814860581">
            <text:p>0.159718814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849056603773585">
            <text:p>0.0849056604</text:p>
          </table:table-cell>
          <table:table-cell office:value-type="float" office:value="0.161054138619695">
            <text:p>0.161054138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876010781671159">
            <text:p>0.0876010782</text:p>
          </table:table-cell>
          <table:table-cell office:value-type="float" office:value="0.163602511811668">
            <text:p>0.163602511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754716981132075">
            <text:p>0.0754716981</text:p>
          </table:table-cell>
          <table:table-cell office:value-type="float" office:value="0.154407821357611">
            <text:p>0.154407821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835579514824798">
            <text:p>0.0835579515</text:p>
          </table:table-cell>
          <table:table-cell office:value-type="float" office:value="0.150972903366262">
            <text:p>0.150972903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956873315363881">
            <text:p>0.0956873315</text:p>
          </table:table-cell>
          <table:table-cell office:value-type="float" office:value="0.160009673092975">
            <text:p>0.160009673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862533692722372">
            <text:p>0.0862533693</text:p>
          </table:table-cell>
          <table:table-cell office:value-type="float" office:value="0.158950834073878">
            <text:p>0.158950834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876010781671159">
            <text:p>0.0876010782</text:p>
          </table:table-cell>
          <table:table-cell office:value-type="float" office:value="0.156340376876283">
            <text:p>0.156340376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889487870619946">
            <text:p>0.0889487871</text:p>
          </table:table-cell>
          <table:table-cell office:value-type="float" office:value="0.151638018986342">
            <text:p>0.15163801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822102425876011">
            <text:p>0.0822102426</text:p>
          </table:table-cell>
          <table:table-cell office:value-type="float" office:value="0.145891484452327">
            <text:p>0.145891484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795148247978437">
            <text:p>0.0795148248</text:p>
          </table:table-cell>
          <table:table-cell office:value-type="float" office:value="0.149984962409079">
            <text:p>0.149984962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0822102425876011">
            <text:p>0.0822102426</text:p>
          </table:table-cell>
          <table:table-cell office:value-type="float" office:value="0.144499314946124">
            <text:p>0.144499314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862533692722372">
            <text:p>0.0862533693</text:p>
          </table:table-cell>
          <table:table-cell office:value-type="float" office:value="0.149942859639868">
            <text:p>0.149942859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822102425876011">
            <text:p>0.0822102426</text:p>
          </table:table-cell>
          <table:table-cell office:value-type="float" office:value="0.149223810572772">
            <text:p>0.149223810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876010781671159">
            <text:p>0.0876010782</text:p>
          </table:table-cell>
          <table:table-cell office:value-type="float" office:value="0.154975110253669">
            <text:p>0.154975110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78167115902965">
            <text:p>0.0781671159</text:p>
          </table:table-cell>
          <table:table-cell office:value-type="float" office:value="0.144712136291509">
            <text:p>0.144712136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0795148247978437">
            <text:p>0.0795148248</text:p>
          </table:table-cell>
          <table:table-cell office:value-type="float" office:value="0.142603111971022">
            <text:p>0.14260311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0822102425876011">
            <text:p>0.0822102426</text:p>
          </table:table-cell>
          <table:table-cell office:value-type="float" office:value="0.149935354522028">
            <text:p>0.149935354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754716981132075">
            <text:p>0.0754716981</text:p>
          </table:table-cell>
          <table:table-cell office:value-type="float" office:value="0.13875681144581">
            <text:p>0.13875681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0727762803234502">
            <text:p>0.0727762803</text:p>
          </table:table-cell>
          <table:table-cell office:value-type="float" office:value="0.133048510078127">
            <text:p>0.133048510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0714285714285714">
            <text:p>0.0714285714</text:p>
          </table:table-cell>
          <table:table-cell office:value-type="float" office:value="0.136433074271279">
            <text:p>0.136433074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727762803234502">
            <text:p>0.0727762803</text:p>
          </table:table-cell>
          <table:table-cell office:value-type="float" office:value="0.133668136289634">
            <text:p>0.133668136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808625336927224">
            <text:p>0.0808625337</text:p>
          </table:table-cell>
          <table:table-cell office:value-type="float" office:value="0.141489057558668">
            <text:p>0.141489057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754716981132075">
            <text:p>0.0754716981</text:p>
          </table:table-cell>
          <table:table-cell office:value-type="float" office:value="0.142862832192368">
            <text:p>0.142862832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754716981132075">
            <text:p>0.0754716981</text:p>
          </table:table-cell>
          <table:table-cell office:value-type="float" office:value="0.131721115691575">
            <text:p>0.131721115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673854447439353">
            <text:p>0.0673854447</text:p>
          </table:table-cell>
          <table:table-cell office:value-type="float" office:value="0.127787634666926">
            <text:p>0.127787634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0754716981132075">
            <text:p>0.0754716981</text:p>
          </table:table-cell>
          <table:table-cell office:value-type="float" office:value="0.130572195828238">
            <text:p>0.130572195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0687331536388141">
            <text:p>0.0687331536</text:p>
          </table:table-cell>
          <table:table-cell office:value-type="float" office:value="0.131175093974192">
            <text:p>0.13117509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0768194070080862">
            <text:p>0.076819407</text:p>
          </table:table-cell>
          <table:table-cell office:value-type="float" office:value="0.128006742756014">
            <text:p>0.128006742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902964959568733">
            <text:p>0.090296496</text:p>
          </table:table-cell>
          <table:table-cell office:value-type="float" office:value="0.139437431778758">
            <text:p>0.139437431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808625336927224">
            <text:p>0.0808625337</text:p>
          </table:table-cell>
          <table:table-cell office:value-type="float" office:value="0.13642956706843">
            <text:p>0.136429567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78167115902965">
            <text:p>0.0781671159</text:p>
          </table:table-cell>
          <table:table-cell office:value-type="float" office:value="0.133718266717059">
            <text:p>0.133718266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727762803234502">
            <text:p>0.0727762803</text:p>
          </table:table-cell>
          <table:table-cell office:value-type="float" office:value="0.131856640218379">
            <text:p>0.131856640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741239892183289">
            <text:p>0.0741239892</text:p>
          </table:table-cell>
          <table:table-cell office:value-type="float" office:value="0.13170311436387">
            <text:p>0.131703114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78167115902965">
            <text:p>0.0781671159</text:p>
          </table:table-cell>
          <table:table-cell office:value-type="float" office:value="0.134596242782492">
            <text:p>0.134596242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768194070080862">
            <text:p>0.076819407</text:p>
          </table:table-cell>
          <table:table-cell office:value-type="float" office:value="0.127119883188895">
            <text:p>0.127119883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700808625336927">
            <text:p>0.0700808625</text:p>
          </table:table-cell>
          <table:table-cell office:value-type="float" office:value="0.127537995697097">
            <text:p>0.127537995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687331536388141">
            <text:p>0.0687331536</text:p>
          </table:table-cell>
          <table:table-cell office:value-type="float" office:value="0.133467882165646">
            <text:p>0.133467882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741239892183289">
            <text:p>0.0741239892</text:p>
          </table:table-cell>
          <table:table-cell office:value-type="float" office:value="0.133688751451275">
            <text:p>0.133688751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700808625336927">
            <text:p>0.0700808625</text:p>
          </table:table-cell>
          <table:table-cell office:value-type="float" office:value="0.125648524721672">
            <text:p>0.125648524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714285714285714">
            <text:p>0.0714285714</text:p>
          </table:table-cell>
          <table:table-cell office:value-type="float" office:value="0.126887108814857">
            <text:p>0.126887108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633423180592992">
            <text:p>0.0633423181</text:p>
          </table:table-cell>
          <table:table-cell office:value-type="float" office:value="0.125222170592537">
            <text:p>0.125222170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673854447439353">
            <text:p>0.0673854447</text:p>
          </table:table-cell>
          <table:table-cell office:value-type="float" office:value="0.126843499210591">
            <text:p>0.126843499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646900269541779">
            <text:p>0.064690027</text:p>
          </table:table-cell>
          <table:table-cell office:value-type="float" office:value="0.121795787061048">
            <text:p>0.121795787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714285714285714">
            <text:p>0.0714285714</text:p>
          </table:table-cell>
          <table:table-cell office:value-type="float" office:value="0.129257578114648">
            <text:p>0.129257578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0606469002695418">
            <text:p>0.0606469003</text:p>
          </table:table-cell>
          <table:table-cell office:value-type="float" office:value="0.115379128731943">
            <text:p>0.115379128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0606469002695418">
            <text:p>0.0606469003</text:p>
          </table:table-cell>
          <table:table-cell office:value-type="float" office:value="0.123882748481643">
            <text:p>0.123882748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687331536388141">
            <text:p>0.0687331536</text:p>
          </table:table-cell>
          <table:table-cell office:value-type="float" office:value="0.127960229022658">
            <text:p>0.12796022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646900269541779">
            <text:p>0.064690027</text:p>
          </table:table-cell>
          <table:table-cell office:value-type="float" office:value="0.121990939541184">
            <text:p>0.121990939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700808625336927">
            <text:p>0.0700808625</text:p>
          </table:table-cell>
          <table:table-cell office:value-type="float" office:value="0.12582927985501">
            <text:p>0.125829279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714285714285714">
            <text:p>0.0714285714</text:p>
          </table:table-cell>
          <table:table-cell office:value-type="float" office:value="0.12655716779876">
            <text:p>0.126557167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619946091644205">
            <text:p>0.0619946092</text:p>
          </table:table-cell>
          <table:table-cell office:value-type="float" office:value="0.11563092434377">
            <text:p>0.115630924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902964959568733">
            <text:p>0.090296496</text:p>
          </table:table-cell>
          <table:table-cell office:value-type="float" office:value="0.148035611547377">
            <text:p>0.148035611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687331536388141">
            <text:p>0.0687331536</text:p>
          </table:table-cell>
          <table:table-cell office:value-type="float" office:value="0.127587427206516">
            <text:p>0.127587427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822102425876011">
            <text:p>0.0822102426</text:p>
          </table:table-cell>
          <table:table-cell office:value-type="float" office:value="0.139533419923704">
            <text:p>0.139533419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822102425876011">
            <text:p>0.0822102426</text:p>
          </table:table-cell>
          <table:table-cell office:value-type="float" office:value="0.138949965838955">
            <text:p>0.138949965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768194070080862">
            <text:p>0.076819407</text:p>
          </table:table-cell>
          <table:table-cell office:value-type="float" office:value="0.129764710788129">
            <text:p>0.129764710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862533692722372">
            <text:p>0.0862533693</text:p>
          </table:table-cell>
          <table:table-cell office:value-type="float" office:value="0.149760493307821">
            <text:p>0.149760493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808625336927224">
            <text:p>0.0808625337</text:p>
          </table:table-cell>
          <table:table-cell office:value-type="float" office:value="0.134132678630172">
            <text:p>0.134132678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741239892183289">
            <text:p>0.0741239892</text:p>
          </table:table-cell>
          <table:table-cell office:value-type="float" office:value="0.135644845286883">
            <text:p>0.135644845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687331536388141">
            <text:p>0.0687331536</text:p>
          </table:table-cell>
          <table:table-cell office:value-type="float" office:value="0.126508890908279">
            <text:p>0.126508890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687331536388141">
            <text:p>0.0687331536</text:p>
          </table:table-cell>
          <table:table-cell office:value-type="float" office:value="0.123001109597071">
            <text:p>0.123001109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633423180592992">
            <text:p>0.0633423181</text:p>
          </table:table-cell>
          <table:table-cell office:value-type="float" office:value="0.112082186229219">
            <text:p>0.112082186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633423180592992">
            <text:p>0.0633423181</text:p>
          </table:table-cell>
          <table:table-cell office:value-type="float" office:value="0.113913246570203">
            <text:p>0.113913246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579514824797843">
            <text:p>0.0579514825</text:p>
          </table:table-cell>
          <table:table-cell office:value-type="float" office:value="0.111015094070467">
            <text:p>0.111015094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619946091644205">
            <text:p>0.0619946092</text:p>
          </table:table-cell>
          <table:table-cell office:value-type="float" office:value="0.116232815446762">
            <text:p>0.116232815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606469002695418">
            <text:p>0.0606469003</text:p>
          </table:table-cell>
          <table:table-cell office:value-type="float" office:value="0.108816686124756">
            <text:p>0.108816686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606469002695418">
            <text:p>0.0606469003</text:p>
          </table:table-cell>
          <table:table-cell office:value-type="float" office:value="0.110944367138723">
            <text:p>0.110944367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619946091644205">
            <text:p>0.0619946092</text:p>
          </table:table-cell>
          <table:table-cell office:value-type="float" office:value="0.111973102583964">
            <text:p>0.111973102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768194070080862">
            <text:p>0.076819407</text:p>
          </table:table-cell>
          <table:table-cell office:value-type="float" office:value="0.136113223206508">
            <text:p>0.136113223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633423180592992">
            <text:p>0.0633423181</text:p>
          </table:table-cell>
          <table:table-cell office:value-type="float" office:value="0.112202519106026">
            <text:p>0.112202519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566037735849057">
            <text:p>0.0566037736</text:p>
          </table:table-cell>
          <table:table-cell office:value-type="float" office:value="0.104659036700913">
            <text:p>0.104659036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55256064690027">
            <text:p>0.0552560647</text:p>
          </table:table-cell>
          <table:table-cell office:value-type="float" office:value="0.101352503842834">
            <text:p>0.101352503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78167115902965">
            <text:p>0.0781671159</text:p>
          </table:table-cell>
          <table:table-cell office:value-type="float" office:value="0.130652538395113">
            <text:p>0.130652538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808625336927224">
            <text:p>0.0808625337</text:p>
          </table:table-cell>
          <table:table-cell office:value-type="float" office:value="0.124634882367798">
            <text:p>0.124634882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754716981132075">
            <text:p>0.0754716981</text:p>
          </table:table-cell>
          <table:table-cell office:value-type="float" office:value="0.122665713191185">
            <text:p>0.122665713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646900269541779">
            <text:p>0.064690027</text:p>
          </table:table-cell>
          <table:table-cell office:value-type="float" office:value="0.108164119947295">
            <text:p>0.108164119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687331536388141">
            <text:p>0.0687331536</text:p>
          </table:table-cell>
          <table:table-cell office:value-type="float" office:value="0.121639737999617">
            <text:p>0.12163973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579514824797843">
            <text:p>0.0579514825</text:p>
          </table:table-cell>
          <table:table-cell office:value-type="float" office:value="0.107493753116719">
            <text:p>0.107493753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673854447439353">
            <text:p>0.0673854447</text:p>
          </table:table-cell>
          <table:table-cell office:value-type="float" office:value="0.109689988623762">
            <text:p>0.109689988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687331536388141">
            <text:p>0.0687331536</text:p>
          </table:table-cell>
          <table:table-cell office:value-type="float" office:value="0.111223863056825">
            <text:p>0.111223863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660377358490566">
            <text:p>0.0660377358</text:p>
          </table:table-cell>
          <table:table-cell office:value-type="float" office:value="0.112522200902696">
            <text:p>0.112522200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633423180592992">
            <text:p>0.0633423181</text:p>
          </table:table-cell>
          <table:table-cell office:value-type="float" office:value="0.10716214926225">
            <text:p>0.107162149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619946091644205">
            <text:p>0.0619946092</text:p>
          </table:table-cell>
          <table:table-cell office:value-type="float" office:value="0.103901362538606">
            <text:p>0.103901362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619946091644205">
            <text:p>0.0619946092</text:p>
          </table:table-cell>
          <table:table-cell office:value-type="float" office:value="0.106138282229656">
            <text:p>0.106138282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619946091644205">
            <text:p>0.0619946092</text:p>
          </table:table-cell>
          <table:table-cell office:value-type="float" office:value="0.108871351706734">
            <text:p>0.108871351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633423180592992">
            <text:p>0.0633423181</text:p>
          </table:table-cell>
          <table:table-cell office:value-type="float" office:value="0.108096313775707">
            <text:p>0.108096313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714285714285714">
            <text:p>0.0714285714</text:p>
          </table:table-cell>
          <table:table-cell office:value-type="float" office:value="0.11612526493394">
            <text:p>0.116125264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55256064690027">
            <text:p>0.0552560647</text:p>
          </table:table-cell>
          <table:table-cell office:value-type="float" office:value="0.0959037275183133">
            <text:p>0.095903727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633423180592992">
            <text:p>0.0633423181</text:p>
          </table:table-cell>
          <table:table-cell office:value-type="float" office:value="0.105508563209905">
            <text:p>0.105508563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673854447439353">
            <text:p>0.0673854447</text:p>
          </table:table-cell>
          <table:table-cell office:value-type="float" office:value="0.105766234407481">
            <text:p>0.105766234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714285714285714">
            <text:p>0.0714285714</text:p>
          </table:table-cell>
          <table:table-cell office:value-type="float" office:value="0.114021370219876">
            <text:p>0.114021370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619946091644205">
            <text:p>0.0619946092</text:p>
          </table:table-cell>
          <table:table-cell office:value-type="float" office:value="0.104636338163103">
            <text:p>0.104636338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579514824797843">
            <text:p>0.0579514825</text:p>
          </table:table-cell>
          <table:table-cell office:value-type="float" office:value="0.111706952518773">
            <text:p>0.111706952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592991913746631">
            <text:p>0.0592991914</text:p>
          </table:table-cell>
          <table:table-cell office:value-type="float" office:value="0.106075200544352">
            <text:p>0.106075200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539083557951483">
            <text:p>0.0539083558</text:p>
          </table:table-cell>
          <table:table-cell office:value-type="float" office:value="0.0996416020579619">
            <text:p>0.099641602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539083557951483">
            <text:p>0.0539083558</text:p>
          </table:table-cell>
          <table:table-cell office:value-type="float" office:value="0.0963586561284717">
            <text:p>0.096358656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579514824797843">
            <text:p>0.0579514825</text:p>
          </table:table-cell>
          <table:table-cell office:value-type="float" office:value="0.101265921450758">
            <text:p>0.101265921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579514824797843">
            <text:p>0.0579514825</text:p>
          </table:table-cell>
          <table:table-cell office:value-type="float" office:value="0.10084442264614">
            <text:p>0.100844422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579514824797843">
            <text:p>0.0579514825</text:p>
          </table:table-cell>
          <table:table-cell office:value-type="float" office:value="0.10315070246024">
            <text:p>0.103150702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566037735849057">
            <text:p>0.0566037736</text:p>
          </table:table-cell>
          <table:table-cell office:value-type="float" office:value="0.0977687377213663">
            <text:p>0.097768737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512129380053908">
            <text:p>0.051212938</text:p>
          </table:table-cell>
          <table:table-cell office:value-type="float" office:value="0.0950271982328624">
            <text:p>0.095027198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606469002695418">
            <text:p>0.0606469003</text:p>
          </table:table-cell>
          <table:table-cell office:value-type="float" office:value="0.103287816182312">
            <text:p>0.103287816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06469002695418">
            <text:p>0.0606469003</text:p>
          </table:table-cell>
          <table:table-cell office:value-type="float" office:value="0.104074256828993">
            <text:p>0.1040742568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485175202156334">
            <text:p>0.0485175202</text:p>
          </table:table-cell>
          <table:table-cell office:value-type="float" office:value="0.0968260664803645">
            <text:p>0.096826066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633423180592992">
            <text:p>0.0633423181</text:p>
          </table:table-cell>
          <table:table-cell office:value-type="float" office:value="0.100353499793586">
            <text:p>0.100353499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592991913746631">
            <text:p>0.0592991914</text:p>
          </table:table-cell>
          <table:table-cell office:value-type="float" office:value="0.0984925064895965">
            <text:p>0.098492506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606469002695418">
            <text:p>0.0606469003</text:p>
          </table:table-cell>
          <table:table-cell office:value-type="float" office:value="0.104233340715222">
            <text:p>0.104233340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485175202156334">
            <text:p>0.0485175202</text:p>
          </table:table-cell>
          <table:table-cell office:value-type="float" office:value="0.0936305787252916">
            <text:p>0.093630578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592991913746631">
            <text:p>0.0592991914</text:p>
          </table:table-cell>
          <table:table-cell office:value-type="float" office:value="0.105149090511595">
            <text:p>0.105149090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566037735849057">
            <text:p>0.0566037736</text:p>
          </table:table-cell>
          <table:table-cell office:value-type="float" office:value="0.103235595188945">
            <text:p>0.1032355952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55256064690027">
            <text:p>0.0552560647</text:p>
          </table:table-cell>
          <table:table-cell office:value-type="float" office:value="0.0937274525749153">
            <text:p>0.093727452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619946091644205">
            <text:p>0.0619946092</text:p>
          </table:table-cell>
          <table:table-cell office:value-type="float" office:value="0.107816082377957">
            <text:p>0.107816082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55256064690027">
            <text:p>0.0552560647</text:p>
          </table:table-cell>
          <table:table-cell office:value-type="float" office:value="0.0928889120003233">
            <text:p>0.09288891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444743935309974">
            <text:p>0.0444743935</text:p>
          </table:table-cell>
          <table:table-cell office:value-type="float" office:value="0.0856799991017169">
            <text:p>0.085679999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471698113207547">
            <text:p>0.0471698113</text:p>
          </table:table-cell>
          <table:table-cell office:value-type="float" office:value="0.0910050956313296">
            <text:p>0.091005095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498652291105122">
            <text:p>0.0498652291</text:p>
          </table:table-cell>
          <table:table-cell office:value-type="float" office:value="0.0963693503256056">
            <text:p>0.096369350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525606469002695">
            <text:p>0.0525606469</text:p>
          </table:table-cell>
          <table:table-cell office:value-type="float" office:value="0.0944447412977651">
            <text:p>0.094444741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444743935309974">
            <text:p>0.0444743935</text:p>
          </table:table-cell>
          <table:table-cell office:value-type="float" office:value="0.0858056169376519">
            <text:p>0.085805616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579514824797843">
            <text:p>0.0579514825</text:p>
          </table:table-cell>
          <table:table-cell office:value-type="float" office:value="0.0978534966397905">
            <text:p>0.097853496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485175202156334">
            <text:p>0.0485175202</text:p>
          </table:table-cell>
          <table:table-cell office:value-type="float" office:value="0.0922669236831595">
            <text:p>0.092266923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566037735849057">
            <text:p>0.0566037736</text:p>
          </table:table-cell>
          <table:table-cell office:value-type="float" office:value="0.0971727596752107">
            <text:p>0.097172759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592991913746631">
            <text:p>0.0592991914</text:p>
          </table:table-cell>
          <table:table-cell office:value-type="float" office:value="0.106808192103004">
            <text:p>0.106808192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539083557951483">
            <text:p>0.0539083558</text:p>
          </table:table-cell>
          <table:table-cell office:value-type="float" office:value="0.0943061736123807">
            <text:p>0.094306173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579514824797843">
            <text:p>0.0579514825</text:p>
          </table:table-cell>
          <table:table-cell office:value-type="float" office:value="0.0976527376916091">
            <text:p>0.097652737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485175202156334">
            <text:p>0.0485175202</text:p>
          </table:table-cell>
          <table:table-cell office:value-type="float" office:value="0.0806966973812344">
            <text:p>0.080696697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539083557951483">
            <text:p>0.0539083558</text:p>
          </table:table-cell>
          <table:table-cell office:value-type="float" office:value="0.089376954002759">
            <text:p>0.08937695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579514824797843">
            <text:p>0.0579514825</text:p>
          </table:table-cell>
          <table:table-cell office:value-type="float" office:value="0.0947785914057519">
            <text:p>0.094778591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727762803234502">
            <text:p>0.0727762803</text:p>
          </table:table-cell>
          <table:table-cell office:value-type="float" office:value="0.126928840946656">
            <text:p>0.126928840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498652291105122">
            <text:p>0.0498652291</text:p>
          </table:table-cell>
          <table:table-cell office:value-type="float" office:value="0.102480518037263">
            <text:p>0.10248051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525606469002695">
            <text:p>0.0525606469</text:p>
          </table:table-cell>
          <table:table-cell office:value-type="float" office:value="0.0887850255987548">
            <text:p>0.088785025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579514824797843">
            <text:p>0.0579514825</text:p>
          </table:table-cell>
          <table:table-cell office:value-type="float" office:value="0.0979323742950339">
            <text:p>0.097932374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431266846361186">
            <text:p>0.0431266846</text:p>
          </table:table-cell>
          <table:table-cell office:value-type="float" office:value="0.0864558986425593">
            <text:p>0.086455898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592991913746631">
            <text:p>0.0592991914</text:p>
          </table:table-cell>
          <table:table-cell office:value-type="float" office:value="0.0988819852282376">
            <text:p>0.098881985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417789757412399">
            <text:p>0.0417789757</text:p>
          </table:table-cell>
          <table:table-cell office:value-type="float" office:value="0.0829562112820188">
            <text:p>0.082956211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579514824797843">
            <text:p>0.0579514825</text:p>
          </table:table-cell>
          <table:table-cell office:value-type="float" office:value="0.10202017395563">
            <text:p>0.102020174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55256064690027">
            <text:p>0.0552560647</text:p>
          </table:table-cell>
          <table:table-cell office:value-type="float" office:value="0.0938928970756073">
            <text:p>0.093892897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579514824797843">
            <text:p>0.0579514825</text:p>
          </table:table-cell>
          <table:table-cell office:value-type="float" office:value="0.101766402757562">
            <text:p>0.101766402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539083557951483">
            <text:p>0.0539083558</text:p>
          </table:table-cell>
          <table:table-cell office:value-type="float" office:value="0.100973828470501">
            <text:p>0.100973828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592991913746631">
            <text:p>0.0592991914</text:p>
          </table:table-cell>
          <table:table-cell office:value-type="float" office:value="0.0940132324139164">
            <text:p>0.094013232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606469002695418">
            <text:p>0.0606469003</text:p>
          </table:table-cell>
          <table:table-cell office:value-type="float" office:value="0.108225032792541">
            <text:p>0.1082250328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485175202156334">
            <text:p>0.0485175202</text:p>
          </table:table-cell>
          <table:table-cell office:value-type="float" office:value="0.0861696145626257">
            <text:p>0.086169614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512129380053908">
            <text:p>0.051212938</text:p>
          </table:table-cell>
          <table:table-cell office:value-type="float" office:value="0.0925357597134211">
            <text:p>0.092535759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485175202156334">
            <text:p>0.0485175202</text:p>
          </table:table-cell>
          <table:table-cell office:value-type="float" office:value="0.0946222133801504">
            <text:p>0.0946222134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55256064690027">
            <text:p>0.0552560647</text:p>
          </table:table-cell>
          <table:table-cell office:value-type="float" office:value="0.090469833064031">
            <text:p>0.090469833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646900269541779">
            <text:p>0.064690027</text:p>
          </table:table-cell>
          <table:table-cell office:value-type="float" office:value="0.113901782488294">
            <text:p>0.113901782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525606469002695">
            <text:p>0.0525606469</text:p>
          </table:table-cell>
          <table:table-cell office:value-type="float" office:value="0.0893396973150259">
            <text:p>0.089339697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512129380053908">
            <text:p>0.051212938</text:p>
          </table:table-cell>
          <table:table-cell office:value-type="float" office:value="0.0900896074813216">
            <text:p>0.090089607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579514824797843">
            <text:p>0.0579514825</text:p>
          </table:table-cell>
          <table:table-cell office:value-type="float" office:value="0.0984601385337957">
            <text:p>0.098460138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512129380053908">
            <text:p>0.051212938</text:p>
          </table:table-cell>
          <table:table-cell office:value-type="float" office:value="0.0896218253876617">
            <text:p>0.089621825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55256064690027">
            <text:p>0.0552560647</text:p>
          </table:table-cell>
          <table:table-cell office:value-type="float" office:value="0.0958775243142518">
            <text:p>0.095877524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579514824797843">
            <text:p>0.0579514825</text:p>
          </table:table-cell>
          <table:table-cell office:value-type="float" office:value="0.0937687047829327">
            <text:p>0.0937687048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431266846361186">
            <text:p>0.0431266846</text:p>
          </table:table-cell>
          <table:table-cell office:value-type="float" office:value="0.0779317629436647">
            <text:p>0.077931762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55256064690027">
            <text:p>0.0552560647</text:p>
          </table:table-cell>
          <table:table-cell office:value-type="float" office:value="0.0950301535543774">
            <text:p>0.095030153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55256064690027">
            <text:p>0.0552560647</text:p>
          </table:table-cell>
          <table:table-cell office:value-type="float" office:value="0.0994264749958037">
            <text:p>0.09942647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498652291105122">
            <text:p>0.0498652291</text:p>
          </table:table-cell>
          <table:table-cell office:value-type="float" office:value="0.0888855164431637">
            <text:p>0.0888855164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673854447439353">
            <text:p>0.0673854447</text:p>
          </table:table-cell>
          <table:table-cell office:value-type="float" office:value="0.112400216170944">
            <text:p>0.112400216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525606469002695">
            <text:p>0.0525606469</text:p>
          </table:table-cell>
          <table:table-cell office:value-type="float" office:value="0.0938345509997481">
            <text:p>0.09383455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606469002695418">
            <text:p>0.0606469003</text:p>
          </table:table-cell>
          <table:table-cell office:value-type="float" office:value="0.102313238118446">
            <text:p>0.102313238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606469002695418">
            <text:p>0.0606469003</text:p>
          </table:table-cell>
          <table:table-cell office:value-type="float" office:value="0.101902541879568">
            <text:p>0.1019025419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471698113207547">
            <text:p>0.0471698113</text:p>
          </table:table-cell>
          <table:table-cell office:value-type="float" office:value="0.0856376086336485">
            <text:p>0.085637608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55256064690027">
            <text:p>0.0552560647</text:p>
          </table:table-cell>
          <table:table-cell office:value-type="float" office:value="0.0974322882242319">
            <text:p>0.097432288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606469002695418">
            <text:p>0.0606469003</text:p>
          </table:table-cell>
          <table:table-cell office:value-type="float" office:value="0.106176361049768">
            <text:p>0.10617636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539083557951483">
            <text:p>0.0539083558</text:p>
          </table:table-cell>
          <table:table-cell office:value-type="float" office:value="0.100624977272687">
            <text:p>0.1006249773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55256064690027">
            <text:p>0.0552560647</text:p>
          </table:table-cell>
          <table:table-cell office:value-type="float" office:value="0.102297629511056">
            <text:p>0.102297629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485175202156334">
            <text:p>0.0485175202</text:p>
          </table:table-cell>
          <table:table-cell office:value-type="float" office:value="0.0870402322803349">
            <text:p>0.087040232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579514824797843">
            <text:p>0.0579514825</text:p>
          </table:table-cell>
          <table:table-cell office:value-type="float" office:value="0.0995148550679771">
            <text:p>0.099514855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45822102425876">
            <text:p>0.0458221024</text:p>
          </table:table-cell>
          <table:table-cell office:value-type="float" office:value="0.0849036166223047">
            <text:p>0.084903616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579514824797843">
            <text:p>0.0579514825</text:p>
          </table:table-cell>
          <table:table-cell office:value-type="float" office:value="0.0966161312031371">
            <text:p>0.0966161312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592991913746631">
            <text:p>0.0592991914</text:p>
          </table:table-cell>
          <table:table-cell office:value-type="float" office:value="0.100480364038856">
            <text:p>0.10048036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485175202156334">
            <text:p>0.0485175202</text:p>
          </table:table-cell>
          <table:table-cell office:value-type="float" office:value="0.0886768164303617">
            <text:p>0.088676816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404312668463612">
            <text:p>0.0404312668</text:p>
          </table:table-cell>
          <table:table-cell office:value-type="float" office:value="0.0755673441528869">
            <text:p>0.075567344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606469002695418">
            <text:p>0.0606469003</text:p>
          </table:table-cell>
          <table:table-cell office:value-type="float" office:value="0.106808087211224">
            <text:p>0.106808087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471698113207547">
            <text:p>0.0471698113</text:p>
          </table:table-cell>
          <table:table-cell office:value-type="float" office:value="0.0836271269803796">
            <text:p>0.083627127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417789757412399">
            <text:p>0.0417789757</text:p>
          </table:table-cell>
          <table:table-cell office:value-type="float" office:value="0.0804933235441044">
            <text:p>0.080493323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431266846361186">
            <text:p>0.0431266846</text:p>
          </table:table-cell>
          <table:table-cell office:value-type="float" office:value="0.0816394768012988">
            <text:p>0.0816394768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444743935309974">
            <text:p>0.0444743935</text:p>
          </table:table-cell>
          <table:table-cell office:value-type="float" office:value="0.0820844287943779">
            <text:p>0.0820844288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431266846361186">
            <text:p>0.0431266846</text:p>
          </table:table-cell>
          <table:table-cell office:value-type="float" office:value="0.0778166897337849">
            <text:p>0.077816689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417789757412399">
            <text:p>0.0417789757</text:p>
          </table:table-cell>
          <table:table-cell office:value-type="float" office:value="0.0759063416781226">
            <text:p>0.075906341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45822102425876">
            <text:p>0.0458221024</text:p>
          </table:table-cell>
          <table:table-cell office:value-type="float" office:value="0.0760981022330051">
            <text:p>0.0760981022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539083557951483">
            <text:p>0.0539083558</text:p>
          </table:table-cell>
          <table:table-cell office:value-type="float" office:value="0.0918884001876135">
            <text:p>0.0918884002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55256064690027">
            <text:p>0.0552560647</text:p>
          </table:table-cell>
          <table:table-cell office:value-type="float" office:value="0.0948951186210532">
            <text:p>0.0948951186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444743935309974">
            <text:p>0.0444743935</text:p>
          </table:table-cell>
          <table:table-cell office:value-type="float" office:value="0.0825626856792712">
            <text:p>0.082562685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431266846361186">
            <text:p>0.0431266846</text:p>
          </table:table-cell>
          <table:table-cell office:value-type="float" office:value="0.0804053511933129">
            <text:p>0.080405351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471698113207547">
            <text:p>0.0471698113</text:p>
          </table:table-cell>
          <table:table-cell office:value-type="float" office:value="0.0876070912086361">
            <text:p>0.087607091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471698113207547">
            <text:p>0.0471698113</text:p>
          </table:table-cell>
          <table:table-cell office:value-type="float" office:value="0.0892346584953406">
            <text:p>0.089234658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444743935309974">
            <text:p>0.0444743935</text:p>
          </table:table-cell>
          <table:table-cell office:value-type="float" office:value="0.0830153953239115">
            <text:p>0.083015395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444743935309974">
            <text:p>0.0444743935</text:p>
          </table:table-cell>
          <table:table-cell office:value-type="float" office:value="0.0856722786168884">
            <text:p>0.085672278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404312668463612">
            <text:p>0.0404312668</text:p>
          </table:table-cell>
          <table:table-cell office:value-type="float" office:value="0.0798342209374072">
            <text:p>0.079834220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444743935309974">
            <text:p>0.0444743935</text:p>
          </table:table-cell>
          <table:table-cell office:value-type="float" office:value="0.086974672677741">
            <text:p>0.086974672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498652291105122">
            <text:p>0.0498652291</text:p>
          </table:table-cell>
          <table:table-cell office:value-type="float" office:value="0.0849118205664281">
            <text:p>0.084911820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444743935309974">
            <text:p>0.0444743935</text:p>
          </table:table-cell>
          <table:table-cell office:value-type="float" office:value="0.088660597617906">
            <text:p>0.088660597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606469002695418">
            <text:p>0.0606469003</text:p>
          </table:table-cell>
          <table:table-cell office:value-type="float" office:value="0.105284157945018">
            <text:p>0.105284157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525606469002695">
            <text:p>0.0525606469</text:p>
          </table:table-cell>
          <table:table-cell office:value-type="float" office:value="0.0858849480434341">
            <text:p>0.08588494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512129380053908">
            <text:p>0.051212938</text:p>
          </table:table-cell>
          <table:table-cell office:value-type="float" office:value="0.0857905415242901">
            <text:p>0.085790541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485175202156334">
            <text:p>0.0485175202</text:p>
          </table:table-cell>
          <table:table-cell office:value-type="float" office:value="0.0862316363441819">
            <text:p>0.086231636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431266846361186">
            <text:p>0.0431266846</text:p>
          </table:table-cell>
          <table:table-cell office:value-type="float" office:value="0.0794382089571563">
            <text:p>0.07943820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498652291105122">
            <text:p>0.0498652291</text:p>
          </table:table-cell>
          <table:table-cell office:value-type="float" office:value="0.0841931940233844">
            <text:p>0.08419319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566037735849057">
            <text:p>0.0566037736</text:p>
          </table:table-cell>
          <table:table-cell office:value-type="float" office:value="0.09857644036823">
            <text:p>0.098576440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525606469002695">
            <text:p>0.0525606469</text:p>
          </table:table-cell>
          <table:table-cell office:value-type="float" office:value="0.0964907741801373">
            <text:p>0.096490774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579514824797843">
            <text:p>0.0579514825</text:p>
          </table:table-cell>
          <table:table-cell office:value-type="float" office:value="0.0943751064391407">
            <text:p>0.094375106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512129380053908">
            <text:p>0.051212938</text:p>
          </table:table-cell>
          <table:table-cell office:value-type="float" office:value="0.0892370904965948">
            <text:p>0.089237090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431266846361186">
            <text:p>0.0431266846</text:p>
          </table:table-cell>
          <table:table-cell office:value-type="float" office:value="0.0819186395572769">
            <text:p>0.081918639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485175202156334">
            <text:p>0.0485175202</text:p>
          </table:table-cell>
          <table:table-cell office:value-type="float" office:value="0.0831274290998698">
            <text:p>0.083127429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471698113207547">
            <text:p>0.0471698113</text:p>
          </table:table-cell>
          <table:table-cell office:value-type="float" office:value="0.0788703594097326">
            <text:p>0.078870359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444743935309974">
            <text:p>0.0444743935</text:p>
          </table:table-cell>
          <table:table-cell office:value-type="float" office:value="0.0749916036849844">
            <text:p>0.0749916037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444743935309974">
            <text:p>0.0444743935</text:p>
          </table:table-cell>
          <table:table-cell office:value-type="float" office:value="0.0744796824157256">
            <text:p>0.0744796824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431266846361186">
            <text:p>0.0431266846</text:p>
          </table:table-cell>
          <table:table-cell office:value-type="float" office:value="0.0798221294743608">
            <text:p>0.079822129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404312668463612">
            <text:p>0.0404312668</text:p>
          </table:table-cell>
          <table:table-cell office:value-type="float" office:value="0.0839184595869136">
            <text:p>0.083918459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566037735849057">
            <text:p>0.0566037736</text:p>
          </table:table-cell>
          <table:table-cell office:value-type="float" office:value="0.0933045387049403">
            <text:p>0.093304538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431266846361186">
            <text:p>0.0431266846</text:p>
          </table:table-cell>
          <table:table-cell office:value-type="float" office:value="0.0780033860219286">
            <text:p>0.07800338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525606469002695">
            <text:p>0.0525606469</text:p>
          </table:table-cell>
          <table:table-cell office:value-type="float" office:value="0.0884018971261485">
            <text:p>0.088401897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404312668463612">
            <text:p>0.0404312668</text:p>
          </table:table-cell>
          <table:table-cell office:value-type="float" office:value="0.0808483536393778">
            <text:p>0.080848353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417789757412399">
            <text:p>0.0417789757</text:p>
          </table:table-cell>
          <table:table-cell office:value-type="float" office:value="0.0729272822915017">
            <text:p>0.072927282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471698113207547">
            <text:p>0.0471698113</text:p>
          </table:table-cell>
          <table:table-cell office:value-type="float" office:value="0.0774380501223165">
            <text:p>0.077438050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444743935309974">
            <text:p>0.0444743935</text:p>
          </table:table-cell>
          <table:table-cell office:value-type="float" office:value="0.0770863312716699">
            <text:p>0.077086331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485175202156334">
            <text:p>0.0485175202</text:p>
          </table:table-cell>
          <table:table-cell office:value-type="float" office:value="0.0856064252817193">
            <text:p>0.085606425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485175202156334">
            <text:p>0.0485175202</text:p>
          </table:table-cell>
          <table:table-cell office:value-type="float" office:value="0.0806013745189376">
            <text:p>0.0806013745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45822102425876">
            <text:p>0.0458221024</text:p>
          </table:table-cell>
          <table:table-cell office:value-type="float" office:value="0.0812065943604915">
            <text:p>0.081206594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32345013477089">
            <text:p>0.0323450135</text:p>
          </table:table-cell>
          <table:table-cell office:value-type="float" office:value="0.0749949328082638">
            <text:p>0.074994932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444743935309974">
            <text:p>0.0444743935</text:p>
          </table:table-cell>
          <table:table-cell office:value-type="float" office:value="0.0840607391639757">
            <text:p>0.0840607392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498652291105122">
            <text:p>0.0498652291</text:p>
          </table:table-cell>
          <table:table-cell office:value-type="float" office:value="0.0878083340735829">
            <text:p>0.087808334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404312668463612">
            <text:p>0.0404312668</text:p>
          </table:table-cell>
          <table:table-cell office:value-type="float" office:value="0.0716930604036726">
            <text:p>0.071693060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390835579514824">
            <text:p>0.039083558</text:p>
          </table:table-cell>
          <table:table-cell office:value-type="float" office:value="0.0802604557821715">
            <text:p>0.080260455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377358490566038">
            <text:p>0.0377358491</text:p>
          </table:table-cell>
          <table:table-cell office:value-type="float" office:value="0.0791051760859577">
            <text:p>0.079105176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32345013477089">
            <text:p>0.0323450135</text:p>
          </table:table-cell>
          <table:table-cell office:value-type="float" office:value="0.0694679751733607">
            <text:p>0.069467975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471698113207547">
            <text:p>0.0471698113</text:p>
          </table:table-cell>
          <table:table-cell office:value-type="float" office:value="0.0829551765343675">
            <text:p>0.0829551765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539083557951483">
            <text:p>0.0539083558</text:p>
          </table:table-cell>
          <table:table-cell office:value-type="float" office:value="0.0858009532055593">
            <text:p>0.085800953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498652291105122">
            <text:p>0.0498652291</text:p>
          </table:table-cell>
          <table:table-cell office:value-type="float" office:value="0.0873069934115883">
            <text:p>0.0873069934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404312668463612">
            <text:p>0.0404312668</text:p>
          </table:table-cell>
          <table:table-cell office:value-type="float" office:value="0.0764631233409017">
            <text:p>0.076463123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377358490566038">
            <text:p>0.0377358491</text:p>
          </table:table-cell>
          <table:table-cell office:value-type="float" office:value="0.0680518710978476">
            <text:p>0.0680518711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485175202156334">
            <text:p>0.0485175202</text:p>
          </table:table-cell>
          <table:table-cell office:value-type="float" office:value="0.0827924238958493">
            <text:p>0.082792423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45822102425876">
            <text:p>0.0458221024</text:p>
          </table:table-cell>
          <table:table-cell office:value-type="float" office:value="0.077258870859543">
            <text:p>0.077258870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417789757412399">
            <text:p>0.0417789757</text:p>
          </table:table-cell>
          <table:table-cell office:value-type="float" office:value="0.0729282845597172">
            <text:p>0.0729282846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444743935309974">
            <text:p>0.0444743935</text:p>
          </table:table-cell>
          <table:table-cell office:value-type="float" office:value="0.081002393984604">
            <text:p>0.08100239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390835579514824">
            <text:p>0.039083558</text:p>
          </table:table-cell>
          <table:table-cell office:value-type="float" office:value="0.0820319109657802">
            <text:p>0.082031911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45822102425876">
            <text:p>0.0458221024</text:p>
          </table:table-cell>
          <table:table-cell office:value-type="float" office:value="0.0890974401228239">
            <text:p>0.0890974401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32345013477089">
            <text:p>0.0323450135</text:p>
          </table:table-cell>
          <table:table-cell office:value-type="float" office:value="0.0700247615920982">
            <text:p>0.070024761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363881401617251">
            <text:p>0.0363881402</text:p>
          </table:table-cell>
          <table:table-cell office:value-type="float" office:value="0.069950766051713">
            <text:p>0.069950766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431266846361186">
            <text:p>0.0431266846</text:p>
          </table:table-cell>
          <table:table-cell office:value-type="float" office:value="0.0802118591192537">
            <text:p>0.080211859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444743935309974">
            <text:p>0.0444743935</text:p>
          </table:table-cell>
          <table:table-cell office:value-type="float" office:value="0.0800650718873072">
            <text:p>0.080065071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539083557951483">
            <text:p>0.0539083558</text:p>
          </table:table-cell>
          <table:table-cell office:value-type="float" office:value="0.0903559131191375">
            <text:p>0.090355913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431266846361186">
            <text:p>0.0431266846</text:p>
          </table:table-cell>
          <table:table-cell office:value-type="float" office:value="0.0808308102588598">
            <text:p>0.080830810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336927223719676">
            <text:p>0.0336927224</text:p>
          </table:table-cell>
          <table:table-cell office:value-type="float" office:value="0.0625712707029979">
            <text:p>0.0625712707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45822102425876">
            <text:p>0.0458221024</text:p>
          </table:table-cell>
          <table:table-cell office:value-type="float" office:value="0.0752793530739224">
            <text:p>0.075279353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363881401617251">
            <text:p>0.0363881402</text:p>
          </table:table-cell>
          <table:table-cell office:value-type="float" office:value="0.0659066118619238">
            <text:p>0.065906611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350404312668463">
            <text:p>0.0350404313</text:p>
          </table:table-cell>
          <table:table-cell office:value-type="float" office:value="0.0652809997656983">
            <text:p>0.065280999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336927223719676">
            <text:p>0.0336927224</text:p>
          </table:table-cell>
          <table:table-cell office:value-type="float" office:value="0.0639607321738604">
            <text:p>0.063960732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390835579514824">
            <text:p>0.039083558</text:p>
          </table:table-cell>
          <table:table-cell office:value-type="float" office:value="0.0699743236699092">
            <text:p>0.0699743237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444743935309974">
            <text:p>0.0444743935</text:p>
          </table:table-cell>
          <table:table-cell office:value-type="float" office:value="0.0804712575937934">
            <text:p>0.0804712576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485175202156334">
            <text:p>0.0485175202</text:p>
          </table:table-cell>
          <table:table-cell office:value-type="float" office:value="0.0906938756074034">
            <text:p>0.0906938756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431266846361186">
            <text:p>0.0431266846</text:p>
          </table:table-cell>
          <table:table-cell office:value-type="float" office:value="0.07252824175744">
            <text:p>0.0725282418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32345013477089">
            <text:p>0.0323450135</text:p>
          </table:table-cell>
          <table:table-cell office:value-type="float" office:value="0.0626875036207036">
            <text:p>0.062687503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431266846361186">
            <text:p>0.0431266846</text:p>
          </table:table-cell>
          <table:table-cell office:value-type="float" office:value="0.0772905433275699">
            <text:p>0.077290543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350404312668463">
            <text:p>0.0350404313</text:p>
          </table:table-cell>
          <table:table-cell office:value-type="float" office:value="0.0667224585008611">
            <text:p>0.0667224585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431266846361186">
            <text:p>0.0431266846</text:p>
          </table:table-cell>
          <table:table-cell office:value-type="float" office:value="0.0739953135858805">
            <text:p>0.0739953136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431266846361186">
            <text:p>0.0431266846</text:p>
          </table:table-cell>
          <table:table-cell office:value-type="float" office:value="0.0776106382509798">
            <text:p>0.077610638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390835579514824">
            <text:p>0.039083558</text:p>
          </table:table-cell>
          <table:table-cell office:value-type="float" office:value="0.0667960950744263">
            <text:p>0.0667960951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32345013477089">
            <text:p>0.0323450135</text:p>
          </table:table-cell>
          <table:table-cell office:value-type="float" office:value="0.0660222332234932">
            <text:p>0.066022233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431266846361186">
            <text:p>0.0431266846</text:p>
          </table:table-cell>
          <table:table-cell office:value-type="float" office:value="0.0739729573810893">
            <text:p>0.073972957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363881401617251">
            <text:p>0.0363881402</text:p>
          </table:table-cell>
          <table:table-cell office:value-type="float" office:value="0.0652852687464396">
            <text:p>0.0652852687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309973045822103">
            <text:p>0.0309973046</text:p>
          </table:table-cell>
          <table:table-cell office:value-type="float" office:value="0.0605368585584173">
            <text:p>0.0605368586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350404312668463">
            <text:p>0.0350404313</text:p>
          </table:table-cell>
          <table:table-cell office:value-type="float" office:value="0.0659804957139442">
            <text:p>0.0659804957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390835579514824">
            <text:p>0.039083558</text:p>
          </table:table-cell>
          <table:table-cell office:value-type="float" office:value="0.0646553118341433">
            <text:p>0.0646553118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363881401617251">
            <text:p>0.0363881402</text:p>
          </table:table-cell>
          <table:table-cell office:value-type="float" office:value="0.0675158329801995">
            <text:p>0.06751583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309973045822103">
            <text:p>0.0309973046</text:p>
          </table:table-cell>
          <table:table-cell office:value-type="float" office:value="0.0664684723555006">
            <text:p>0.0664684724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404312668463612">
            <text:p>0.0404312668</text:p>
          </table:table-cell>
          <table:table-cell office:value-type="float" office:value="0.0713088721142342">
            <text:p>0.071308872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283018867924528">
            <text:p>0.0283018868</text:p>
          </table:table-cell>
          <table:table-cell office:value-type="float" office:value="0.058992174895312">
            <text:p>0.0589921749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32345013477089">
            <text:p>0.0323450135</text:p>
          </table:table-cell>
          <table:table-cell office:value-type="float" office:value="0.0590734169510067">
            <text:p>0.059073417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404312668463612">
            <text:p>0.0404312668</text:p>
          </table:table-cell>
          <table:table-cell office:value-type="float" office:value="0.074025779446906">
            <text:p>0.0740257794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417789757412399">
            <text:p>0.0417789757</text:p>
          </table:table-cell>
          <table:table-cell office:value-type="float" office:value="0.0705166003134428">
            <text:p>0.070516600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377358490566038">
            <text:p>0.0377358491</text:p>
          </table:table-cell>
          <table:table-cell office:value-type="float" office:value="0.0708322971537984">
            <text:p>0.070832297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417789757412399">
            <text:p>0.0417789757</text:p>
          </table:table-cell>
          <table:table-cell office:value-type="float" office:value="0.0745116265349285">
            <text:p>0.0745116265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417789757412399">
            <text:p>0.0417789757</text:p>
          </table:table-cell>
          <table:table-cell office:value-type="float" office:value="0.0751804924965275">
            <text:p>0.0751804925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404312668463612">
            <text:p>0.0404312668</text:p>
          </table:table-cell>
          <table:table-cell office:value-type="float" office:value="0.0751740440782574">
            <text:p>0.075174044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471698113207547">
            <text:p>0.0471698113</text:p>
          </table:table-cell>
          <table:table-cell office:value-type="float" office:value="0.0867054115060768">
            <text:p>0.0867054115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336927223719676">
            <text:p>0.0336927224</text:p>
          </table:table-cell>
          <table:table-cell office:value-type="float" office:value="0.065659938203104">
            <text:p>0.0656599382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363881401617251">
            <text:p>0.0363881402</text:p>
          </table:table-cell>
          <table:table-cell office:value-type="float" office:value="0.0603722487372945">
            <text:p>0.0603722487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417789757412399">
            <text:p>0.0417789757</text:p>
          </table:table-cell>
          <table:table-cell office:value-type="float" office:value="0.0807337989919887">
            <text:p>0.080733799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471698113207547">
            <text:p>0.0471698113</text:p>
          </table:table-cell>
          <table:table-cell office:value-type="float" office:value="0.0766057307889385">
            <text:p>0.0766057308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471698113207547">
            <text:p>0.0471698113</text:p>
          </table:table-cell>
          <table:table-cell office:value-type="float" office:value="0.0852214651165859">
            <text:p>0.0852214651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350404312668463">
            <text:p>0.0350404313</text:p>
          </table:table-cell>
          <table:table-cell office:value-type="float" office:value="0.0642853946591677">
            <text:p>0.0642853947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32345013477089">
            <text:p>0.0323450135</text:p>
          </table:table-cell>
          <table:table-cell office:value-type="float" office:value="0.0603240753872215">
            <text:p>0.060324075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296495956873315">
            <text:p>0.0296495957</text:p>
          </table:table-cell>
          <table:table-cell office:value-type="float" office:value="0.0552770456693164">
            <text:p>0.0552770457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350404312668463">
            <text:p>0.0350404313</text:p>
          </table:table-cell>
          <table:table-cell office:value-type="float" office:value="0.061966653513827">
            <text:p>0.0619666535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417789757412399">
            <text:p>0.0417789757</text:p>
          </table:table-cell>
          <table:table-cell office:value-type="float" office:value="0.0732439684972019">
            <text:p>0.073243968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336927223719676">
            <text:p>0.0336927224</text:p>
          </table:table-cell>
          <table:table-cell office:value-type="float" office:value="0.0593020915286536">
            <text:p>0.059302091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444743935309974">
            <text:p>0.0444743935</text:p>
          </table:table-cell>
          <table:table-cell office:value-type="float" office:value="0.0777134273997801">
            <text:p>0.077713427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350404312668463">
            <text:p>0.0350404313</text:p>
          </table:table-cell>
          <table:table-cell office:value-type="float" office:value="0.0622746210663215">
            <text:p>0.062274621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404312668463612">
            <text:p>0.0404312668</text:p>
          </table:table-cell>
          <table:table-cell office:value-type="float" office:value="0.0835561947488959">
            <text:p>0.0835561947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309973045822103">
            <text:p>0.0309973046</text:p>
          </table:table-cell>
          <table:table-cell office:value-type="float" office:value="0.0647904326952695">
            <text:p>0.0647904327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417789757412399">
            <text:p>0.0417789757</text:p>
          </table:table-cell>
          <table:table-cell office:value-type="float" office:value="0.0714880477820304">
            <text:p>0.0714880478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32345013477089">
            <text:p>0.0323450135</text:p>
          </table:table-cell>
          <table:table-cell office:value-type="float" office:value="0.0532503022401363">
            <text:p>0.053250302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417789757412399">
            <text:p>0.0417789757</text:p>
          </table:table-cell>
          <table:table-cell office:value-type="float" office:value="0.0754010669001982">
            <text:p>0.0754010669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32345013477089">
            <text:p>0.0323450135</text:p>
          </table:table-cell>
          <table:table-cell office:value-type="float" office:value="0.0557367544839229">
            <text:p>0.0557367545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377358490566038">
            <text:p>0.0377358491</text:p>
          </table:table-cell>
          <table:table-cell office:value-type="float" office:value="0.0674155403381239">
            <text:p>0.0674155403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336927223719676">
            <text:p>0.0336927224</text:p>
          </table:table-cell>
          <table:table-cell office:value-type="float" office:value="0.0561667991089096">
            <text:p>0.0561667991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336927223719676">
            <text:p>0.0336927224</text:p>
          </table:table-cell>
          <table:table-cell office:value-type="float" office:value="0.0614104586831033">
            <text:p>0.061410458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417789757412399">
            <text:p>0.0417789757</text:p>
          </table:table-cell>
          <table:table-cell office:value-type="float" office:value="0.0701721643139485">
            <text:p>0.070172164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377358490566038">
            <text:p>0.0377358491</text:p>
          </table:table-cell>
          <table:table-cell office:value-type="float" office:value="0.0646740368121592">
            <text:p>0.0646740368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377358490566038">
            <text:p>0.0377358491</text:p>
          </table:table-cell>
          <table:table-cell office:value-type="float" office:value="0.0652095956355047">
            <text:p>0.065209595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296495956873315">
            <text:p>0.0296495957</text:p>
          </table:table-cell>
          <table:table-cell office:value-type="float" office:value="0.0548269129083185">
            <text:p>0.0548269129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390835579514824">
            <text:p>0.039083558</text:p>
          </table:table-cell>
          <table:table-cell office:value-type="float" office:value="0.0605325573560177">
            <text:p>0.060532557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350404312668463">
            <text:p>0.0350404313</text:p>
          </table:table-cell>
          <table:table-cell office:value-type="float" office:value="0.0572384050791447">
            <text:p>0.057238405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431266846361186">
            <text:p>0.0431266846</text:p>
          </table:table-cell>
          <table:table-cell office:value-type="float" office:value="0.0744101303903791">
            <text:p>0.0744101304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336927223719676">
            <text:p>0.0336927224</text:p>
          </table:table-cell>
          <table:table-cell office:value-type="float" office:value="0.0606877276336341">
            <text:p>0.060687727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350404312668463">
            <text:p>0.0350404313</text:p>
          </table:table-cell>
          <table:table-cell office:value-type="float" office:value="0.0658437921004785">
            <text:p>0.065843792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363881401617251">
            <text:p>0.0363881402</text:p>
          </table:table-cell>
          <table:table-cell office:value-type="float" office:value="0.0633966717139254">
            <text:p>0.063396671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309973045822103">
            <text:p>0.0309973046</text:p>
          </table:table-cell>
          <table:table-cell office:value-type="float" office:value="0.055844250848556">
            <text:p>0.0558442508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363881401617251">
            <text:p>0.0363881402</text:p>
          </table:table-cell>
          <table:table-cell office:value-type="float" office:value="0.0614016652513411">
            <text:p>0.061401665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377358490566038">
            <text:p>0.0377358491</text:p>
          </table:table-cell>
          <table:table-cell office:value-type="float" office:value="0.0672173217219832">
            <text:p>0.067217321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390835579514824">
            <text:p>0.039083558</text:p>
          </table:table-cell>
          <table:table-cell office:value-type="float" office:value="0.0698871646121042">
            <text:p>0.0698871646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377358490566038">
            <text:p>0.0377358491</text:p>
          </table:table-cell>
          <table:table-cell office:value-type="float" office:value="0.066136687930276">
            <text:p>0.0661366879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350404312668463">
            <text:p>0.0350404313</text:p>
          </table:table-cell>
          <table:table-cell office:value-type="float" office:value="0.0599289950201175">
            <text:p>0.059928995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390835579514824">
            <text:p>0.039083558</text:p>
          </table:table-cell>
          <table:table-cell office:value-type="float" office:value="0.0706402106367784">
            <text:p>0.0706402106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512129380053908">
            <text:p>0.051212938</text:p>
          </table:table-cell>
          <table:table-cell office:value-type="float" office:value="0.0819472259137057">
            <text:p>0.0819472259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336927223719676">
            <text:p>0.0336927224</text:p>
          </table:table-cell>
          <table:table-cell office:value-type="float" office:value="0.0610639264005801">
            <text:p>0.0610639264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390835579514824">
            <text:p>0.039083558</text:p>
          </table:table-cell>
          <table:table-cell office:value-type="float" office:value="0.063572510611381">
            <text:p>0.0635725106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336927223719676">
            <text:p>0.0336927224</text:p>
          </table:table-cell>
          <table:table-cell office:value-type="float" office:value="0.0562591074199553">
            <text:p>0.0562591074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471698113207547">
            <text:p>0.0471698113</text:p>
          </table:table-cell>
          <table:table-cell office:value-type="float" office:value="0.0779175715948406">
            <text:p>0.0779175716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363881401617251">
            <text:p>0.0363881402</text:p>
          </table:table-cell>
          <table:table-cell office:value-type="float" office:value="0.0638989927439913">
            <text:p>0.0638989927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336927223719676">
            <text:p>0.0336927224</text:p>
          </table:table-cell>
          <table:table-cell office:value-type="float" office:value="0.0624546272602568">
            <text:p>0.0624546273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417789757412399">
            <text:p>0.0417789757</text:p>
          </table:table-cell>
          <table:table-cell office:value-type="float" office:value="0.0687225996875946">
            <text:p>0.0687225997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309973045822103">
            <text:p>0.0309973046</text:p>
          </table:table-cell>
          <table:table-cell office:value-type="float" office:value="0.0588927210257971">
            <text:p>0.058892721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471698113207547">
            <text:p>0.0471698113</text:p>
          </table:table-cell>
          <table:table-cell office:value-type="float" office:value="0.0720358895894413">
            <text:p>0.0720358896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444743935309974">
            <text:p>0.0444743935</text:p>
          </table:table-cell>
          <table:table-cell office:value-type="float" office:value="0.0751388575784372">
            <text:p>0.0751388576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512129380053908">
            <text:p>0.051212938</text:p>
          </table:table-cell>
          <table:table-cell office:value-type="float" office:value="0.0825952195801698">
            <text:p>0.0825952196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45822102425876">
            <text:p>0.0458221024</text:p>
          </table:table-cell>
          <table:table-cell office:value-type="float" office:value="0.078880528206463">
            <text:p>0.078880528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377358490566038">
            <text:p>0.0377358491</text:p>
          </table:table-cell>
          <table:table-cell office:value-type="float" office:value="0.0691866391001869">
            <text:p>0.0691866391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350404312668463">
            <text:p>0.0350404313</text:p>
          </table:table-cell>
          <table:table-cell office:value-type="float" office:value="0.0632258578314016">
            <text:p>0.0632258578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444743935309974">
            <text:p>0.0444743935</text:p>
          </table:table-cell>
          <table:table-cell office:value-type="float" office:value="0.0726403246028967">
            <text:p>0.0726403246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309973045822103">
            <text:p>0.0309973046</text:p>
          </table:table-cell>
          <table:table-cell office:value-type="float" office:value="0.0597232570860588">
            <text:p>0.0597232571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404312668463612">
            <text:p>0.0404312668</text:p>
          </table:table-cell>
          <table:table-cell office:value-type="float" office:value="0.0660595524073498">
            <text:p>0.0660595524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350404312668463">
            <text:p>0.0350404313</text:p>
          </table:table-cell>
          <table:table-cell office:value-type="float" office:value="0.0627173280135173">
            <text:p>0.062717328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377358490566038">
            <text:p>0.0377358491</text:p>
          </table:table-cell>
          <table:table-cell office:value-type="float" office:value="0.0679656605165434">
            <text:p>0.0679656605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417789757412399">
            <text:p>0.0417789757</text:p>
          </table:table-cell>
          <table:table-cell office:value-type="float" office:value="0.0687360322599853">
            <text:p>0.0687360323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32345013477089">
            <text:p>0.0323450135</text:p>
          </table:table-cell>
          <table:table-cell office:value-type="float" office:value="0.0532232236103598">
            <text:p>0.0532232236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32345013477089">
            <text:p>0.0323450135</text:p>
          </table:table-cell>
          <table:table-cell office:value-type="float" office:value="0.0523340647679961">
            <text:p>0.0523340648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377358490566038">
            <text:p>0.0377358491</text:p>
          </table:table-cell>
          <table:table-cell office:value-type="float" office:value="0.0590339332168982">
            <text:p>0.0590339332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363881401617251">
            <text:p>0.0363881402</text:p>
          </table:table-cell>
          <table:table-cell office:value-type="float" office:value="0.0587858907620144">
            <text:p>0.0587858908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32345013477089">
            <text:p>0.0323450135</text:p>
          </table:table-cell>
          <table:table-cell office:value-type="float" office:value="0.0597152295025735">
            <text:p>0.0597152295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363881401617251">
            <text:p>0.0363881402</text:p>
          </table:table-cell>
          <table:table-cell office:value-type="float" office:value="0.0633066366004864">
            <text:p>0.0633066366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431266846361186">
            <text:p>0.0431266846</text:p>
          </table:table-cell>
          <table:table-cell office:value-type="float" office:value="0.0690849438750833">
            <text:p>0.0690849439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309973045822103">
            <text:p>0.0309973046</text:p>
          </table:table-cell>
          <table:table-cell office:value-type="float" office:value="0.0549548944085484">
            <text:p>0.0549548944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444743935309974">
            <text:p>0.0444743935</text:p>
          </table:table-cell>
          <table:table-cell office:value-type="float" office:value="0.0759025577797618">
            <text:p>0.0759025578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539083557951483">
            <text:p>0.0539083558</text:p>
          </table:table-cell>
          <table:table-cell office:value-type="float" office:value="0.0883343291915287">
            <text:p>0.0883343292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498652291105122">
            <text:p>0.0498652291</text:p>
          </table:table-cell>
          <table:table-cell office:value-type="float" office:value="0.0801127528944736">
            <text:p>0.0801127529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350404312668463">
            <text:p>0.0350404313</text:p>
          </table:table-cell>
          <table:table-cell office:value-type="float" office:value="0.0658839437078203">
            <text:p>0.0658839437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404312668463612">
            <text:p>0.0404312668</text:p>
          </table:table-cell>
          <table:table-cell office:value-type="float" office:value="0.0748319850508772">
            <text:p>0.0748319851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431266846361186">
            <text:p>0.0431266846</text:p>
          </table:table-cell>
          <table:table-cell office:value-type="float" office:value="0.0691351204558698">
            <text:p>0.0691351205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350404312668463">
            <text:p>0.0350404313</text:p>
          </table:table-cell>
          <table:table-cell office:value-type="float" office:value="0.058040787945389">
            <text:p>0.0580407879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390835579514824">
            <text:p>0.039083558</text:p>
          </table:table-cell>
          <table:table-cell office:value-type="float" office:value="0.0676470811557739">
            <text:p>0.0676470812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444743935309974">
            <text:p>0.0444743935</text:p>
          </table:table-cell>
          <table:table-cell office:value-type="float" office:value="0.0770754792806321">
            <text:p>0.077075479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309973045822103">
            <text:p>0.0309973046</text:p>
          </table:table-cell>
          <table:table-cell office:value-type="float" office:value="0.060398069509469">
            <text:p>0.0603980695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296495956873315">
            <text:p>0.0296495957</text:p>
          </table:table-cell>
          <table:table-cell office:value-type="float" office:value="0.0525763932417395">
            <text:p>0.0525763932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444743935309974">
            <text:p>0.0444743935</text:p>
          </table:table-cell>
          <table:table-cell office:value-type="float" office:value="0.0712615823995045">
            <text:p>0.071261582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390835579514824">
            <text:p>0.039083558</text:p>
          </table:table-cell>
          <table:table-cell office:value-type="float" office:value="0.0699780466925392">
            <text:p>0.0699780467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390835579514824">
            <text:p>0.039083558</text:p>
          </table:table-cell>
          <table:table-cell office:value-type="float" office:value="0.0671584599776026">
            <text:p>0.06715846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417789757412399">
            <text:p>0.0417789757</text:p>
          </table:table-cell>
          <table:table-cell office:value-type="float" office:value="0.0702275991130156">
            <text:p>0.070227599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431266846361186">
            <text:p>0.0431266846</text:p>
          </table:table-cell>
          <table:table-cell office:value-type="float" office:value="0.0689592640615811">
            <text:p>0.0689592641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404312668463612">
            <text:p>0.0404312668</text:p>
          </table:table-cell>
          <table:table-cell office:value-type="float" office:value="0.0719532755947951">
            <text:p>0.0719532756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485175202156334">
            <text:p>0.0485175202</text:p>
          </table:table-cell>
          <table:table-cell office:value-type="float" office:value="0.0843946617328907">
            <text:p>0.0843946617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32345013477089">
            <text:p>0.0323450135</text:p>
          </table:table-cell>
          <table:table-cell office:value-type="float" office:value="0.0554539858628997">
            <text:p>0.0554539859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336927223719676">
            <text:p>0.0336927224</text:p>
          </table:table-cell>
          <table:table-cell office:value-type="float" office:value="0.0564021899154559">
            <text:p>0.0564021899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309973045822103">
            <text:p>0.0309973046</text:p>
          </table:table-cell>
          <table:table-cell office:value-type="float" office:value="0.054192729368652">
            <text:p>0.0541927294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309973045822103">
            <text:p>0.0309973046</text:p>
          </table:table-cell>
          <table:table-cell office:value-type="float" office:value="0.0537857210092192">
            <text:p>0.05378572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390835579514824">
            <text:p>0.039083558</text:p>
          </table:table-cell>
          <table:table-cell office:value-type="float" office:value="0.0689698041367965">
            <text:p>0.0689698041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363881401617251">
            <text:p>0.0363881402</text:p>
          </table:table-cell>
          <table:table-cell office:value-type="float" office:value="0.0660940999320761">
            <text:p>0.0660940999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498652291105122">
            <text:p>0.0498652291</text:p>
          </table:table-cell>
          <table:table-cell office:value-type="float" office:value="0.0821939025316872">
            <text:p>0.0821939025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377358490566038">
            <text:p>0.0377358491</text:p>
          </table:table-cell>
          <table:table-cell office:value-type="float" office:value="0.0637340052754177">
            <text:p>0.0637340053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32345013477089">
            <text:p>0.0323450135</text:p>
          </table:table-cell>
          <table:table-cell office:value-type="float" office:value="0.0561153604817742">
            <text:p>0.0561153605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363881401617251">
            <text:p>0.0363881402</text:p>
          </table:table-cell>
          <table:table-cell office:value-type="float" office:value="0.0590468579627164">
            <text:p>0.059046858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363881401617251">
            <text:p>0.0363881402</text:p>
          </table:table-cell>
          <table:table-cell office:value-type="float" office:value="0.0603670951550649">
            <text:p>0.060367095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350404312668463">
            <text:p>0.0350404313</text:p>
          </table:table-cell>
          <table:table-cell office:value-type="float" office:value="0.0616190863745219">
            <text:p>0.0616190864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336927223719676">
            <text:p>0.0336927224</text:p>
          </table:table-cell>
          <table:table-cell office:value-type="float" office:value="0.0588741231680412">
            <text:p>0.0588741232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471698113207547">
            <text:p>0.0471698113</text:p>
          </table:table-cell>
          <table:table-cell office:value-type="float" office:value="0.0839160965744139">
            <text:p>0.0839160966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404312668463612">
            <text:p>0.0404312668</text:p>
          </table:table-cell>
          <table:table-cell office:value-type="float" office:value="0.068590042284565">
            <text:p>0.0685900423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309973045822103">
            <text:p>0.0309973046</text:p>
          </table:table-cell>
          <table:table-cell office:value-type="float" office:value="0.0552527986248529">
            <text:p>0.0552527986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377358490566038">
            <text:p>0.0377358491</text:p>
          </table:table-cell>
          <table:table-cell office:value-type="float" office:value="0.0623706832660831">
            <text:p>0.0623706833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296495956873315">
            <text:p>0.0296495957</text:p>
          </table:table-cell>
          <table:table-cell office:value-type="float" office:value="0.0489910017656857">
            <text:p>0.0489910018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283018867924528">
            <text:p>0.0283018868</text:p>
          </table:table-cell>
          <table:table-cell office:value-type="float" office:value="0.0471108382101505">
            <text:p>0.0471108382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296495956873315">
            <text:p>0.0296495957</text:p>
          </table:table-cell>
          <table:table-cell office:value-type="float" office:value="0.0500045065395038">
            <text:p>0.0500045065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309973045822103">
            <text:p>0.0309973046</text:p>
          </table:table-cell>
          <table:table-cell office:value-type="float" office:value="0.0518741391643441">
            <text:p>0.051874139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350404312668463">
            <text:p>0.0350404313</text:p>
          </table:table-cell>
          <table:table-cell office:value-type="float" office:value="0.0552938620593761">
            <text:p>0.0552938621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32345013477089">
            <text:p>0.0323450135</text:p>
          </table:table-cell>
          <table:table-cell office:value-type="float" office:value="0.0522261937453913">
            <text:p>0.0522261937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309973045822103">
            <text:p>0.0309973046</text:p>
          </table:table-cell>
          <table:table-cell office:value-type="float" office:value="0.0555455262689468">
            <text:p>0.0555455263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296495956873315">
            <text:p>0.0296495957</text:p>
          </table:table-cell>
          <table:table-cell office:value-type="float" office:value="0.0501310228981853">
            <text:p>0.0501310229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283018867924528">
            <text:p>0.0283018868</text:p>
          </table:table-cell>
          <table:table-cell office:value-type="float" office:value="0.0483518115997031">
            <text:p>0.0483518116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309973045822103">
            <text:p>0.0309973046</text:p>
          </table:table-cell>
          <table:table-cell office:value-type="float" office:value="0.0548352693318336">
            <text:p>0.0548352693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350404312668463">
            <text:p>0.0350404313</text:p>
          </table:table-cell>
          <table:table-cell office:value-type="float" office:value="0.063341751713468">
            <text:p>0.0633417517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336927223719676">
            <text:p>0.0336927224</text:p>
          </table:table-cell>
          <table:table-cell office:value-type="float" office:value="0.055805467958579">
            <text:p>0.055805468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269541778975742">
            <text:p>0.0269541779</text:p>
          </table:table-cell>
          <table:table-cell office:value-type="float" office:value="0.0506906295350989">
            <text:p>0.0506906295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377358490566038">
            <text:p>0.0377358491</text:p>
          </table:table-cell>
          <table:table-cell office:value-type="float" office:value="0.0573073433505517">
            <text:p>0.057307343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283018867924528">
            <text:p>0.0283018868</text:p>
          </table:table-cell>
          <table:table-cell office:value-type="float" office:value="0.0476447764238656">
            <text:p>0.0476447764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283018867924528">
            <text:p>0.0283018868</text:p>
          </table:table-cell>
          <table:table-cell office:value-type="float" office:value="0.0478054310774673">
            <text:p>0.0478054311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296495956873315">
            <text:p>0.0296495957</text:p>
          </table:table-cell>
          <table:table-cell office:value-type="float" office:value="0.0523316491399133">
            <text:p>0.0523316491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471698113207547">
            <text:p>0.0471698113</text:p>
          </table:table-cell>
          <table:table-cell office:value-type="float" office:value="0.0765552846412082">
            <text:p>0.0765552846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417789757412399">
            <text:p>0.0417789757</text:p>
          </table:table-cell>
          <table:table-cell office:value-type="float" office:value="0.0730264348620312">
            <text:p>0.0730264349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309973045822103">
            <text:p>0.0309973046</text:p>
          </table:table-cell>
          <table:table-cell office:value-type="float" office:value="0.0566702959687558">
            <text:p>0.056670296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363881401617251">
            <text:p>0.0363881402</text:p>
          </table:table-cell>
          <table:table-cell office:value-type="float" office:value="0.062468211257663">
            <text:p>0.0624682113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283018867924528">
            <text:p>0.0283018868</text:p>
          </table:table-cell>
          <table:table-cell office:value-type="float" office:value="0.0506396590366181">
            <text:p>0.050639659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309973045822103">
            <text:p>0.0309973046</text:p>
          </table:table-cell>
          <table:table-cell office:value-type="float" office:value="0.0550525674001233">
            <text:p>0.0550525674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32345013477089">
            <text:p>0.0323450135</text:p>
          </table:table-cell>
          <table:table-cell office:value-type="float" office:value="0.0607501236576752">
            <text:p>0.060750123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32345013477089">
            <text:p>0.0323450135</text:p>
          </table:table-cell>
          <table:table-cell office:value-type="float" office:value="0.0549600303473972">
            <text:p>0.0549600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15:5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15:54:00</dc:date>
    <dc:creator>steve </dc:creator>
    <meta:document-statistic meta:table-count="1" meta:cell-count="1503" meta:object-count="2"/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9cm" xlink:href=".." xlink:type="simple" chart:class="chart:scatter" chart:style-name="ch1">
        <chart:title svg:x="5.087cm" svg:y="0.315cm" chart:style-name="ch2">
          <text:p>Misclassification vs. Epochs</text:p>
        </chart:title>
        <chart:legend chart:legend-position="end" svg:x="10.69cm" svg:y="4.2cm" style:legend-expansion="high" chart:style-name="ch3"/>
        <chart:plot-area chart:style-name="ch4" table:cell-range-address="Sheet1.A1:Sheet1.B501" chart:data-source-has-labels="row" svg:x="1.331cm" svg:y="1.631cm" svg:width="8.719cm" svg:height="6.208cm">
          <chartooo:coordinate-region svg:x="2.058cm" svg:y="1.83cm" svg:width="7.712cm" svg:height="5.362cm"/>
          <chart:axis chart:dimension="x" chart:name="primary-x" chart:style-name="ch5">
            <chart:title svg:x="5.09cm" svg:y="8.018cm" chart:style-name="ch6">
              <text:p>Epochs</text:p>
            </chart:title>
          </chart:axis>
          <chart:axis chart:dimension="y" chart:name="primary-y" chart:style-name="ch5">
            <chart:title svg:x="0.451cm" svg:y="5.97cm" chart:style-name="ch7">
              <text:p>Misclassification</text:p>
            </chart:title>
            <chart:grid chart:style-name="ch8" chart:class="major"/>
          </chart:axis>
          <chart:series chart:style-name="ch9" chart:values-cell-range-address="Sheet1.B2:Sheet1.B501" chart:label-cell-address="Sheet1.B1:Sheet1.B1" chart:class="chart:scatter">
            <chart:domain table:cell-range-address="Sheet1.A2:Sheet1.A501"/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ercent Misclassifica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1</svg:desc>
                </draw:g>
              </table:table-cell>
              <table:table-cell office:value-type="float" office:value="0.88544474393531">
                <text:p>0.88544474393531</text:p>
                <draw:g>
                  <svg:desc>Sheet1.B2:Sheet1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93800539083558">
                <text:p>0.793800539083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26415094339623">
                <text:p>0.726415094339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26684636118598">
                <text:p>0.626684636118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70080862533693">
                <text:p>0.570080862533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33692722371968">
                <text:p>0.533692722371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90566037735849">
                <text:p>0.490566037735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66307277628032">
                <text:p>0.466307277628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42048517520216">
                <text:p>0.442048517520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12398921832884">
                <text:p>0.412398921832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93530997304582">
                <text:p>0.393530997304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544474393531">
                <text:p>0.3544474393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45013477088949">
                <text:p>0.3450134770889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3288409703504">
                <text:p>0.33288409703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16711590296496">
                <text:p>0.316711590296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09973045822102">
                <text:p>0.309973045822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00539083557951">
                <text:p>0.300539083557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88409703504043">
                <text:p>0.288409703504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276280323450135">
                <text:p>0.276280323450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69541778975741">
                <text:p>0.269541778975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7088948787062">
                <text:p>0.270889487870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258760107816712">
                <text:p>0.2587601078167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46630727762803">
                <text:p>0.246630727762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41239892183288">
                <text:p>0.2412398921832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41239892183288">
                <text:p>0.241239892183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34501347708895">
                <text:p>0.234501347708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33153638814016">
                <text:p>0.233153638814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21024258760108">
                <text:p>0.221024258760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15633423180593">
                <text:p>0.2156334231805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00808625336927">
                <text:p>0.2008086253369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03504043126685">
                <text:p>0.203504043126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96765498652291">
                <text:p>0.196765498652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95417789757412">
                <text:p>0.195417789757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92722371967655">
                <text:p>0.1927223719676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94070080862534">
                <text:p>0.194070080862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88679245283019">
                <text:p>0.188679245283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90026954177898">
                <text:p>0.1900269541778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81940700808625">
                <text:p>0.181940700808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79245283018868">
                <text:p>0.1792452830188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69811320754717">
                <text:p>0.1698113207547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177897574123989">
                <text:p>0.1778975741239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165768194070081">
                <text:p>0.1657681940700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159029649595687">
                <text:p>0.1590296495956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52291105121294">
                <text:p>0.1522911051212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52291105121294">
                <text:p>0.152291105121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44204851752022">
                <text:p>0.1442048517520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46900269541779">
                <text:p>0.1469002695417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46900269541779">
                <text:p>0.1469002695417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132075471698113">
                <text:p>0.1320754716981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33423180592992">
                <text:p>0.1334231805929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29380053908356">
                <text:p>0.1293800539083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23989218328841">
                <text:p>0.1239892183288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26684636118598">
                <text:p>0.1266846361185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19946091644205">
                <text:p>0.119946091644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28032345013477">
                <text:p>0.1280323450134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26684636118598">
                <text:p>0.1266846361185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19946091644205">
                <text:p>0.1199460916442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28032345013477">
                <text:p>0.1280323450134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19946091644205">
                <text:p>0.1199460916442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19946091644205">
                <text:p>0.119946091644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15902964959569">
                <text:p>0.1159029649595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09164420485175">
                <text:p>0.1091644204851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113207547169811">
                <text:p>0.1132075471698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107816711590296">
                <text:p>0.107816711590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106469002695418">
                <text:p>0.106469002695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107816711590296">
                <text:p>0.1078167115902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06469002695418">
                <text:p>0.106469002695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102425876010782">
                <text:p>0.1024258760107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109164420485175">
                <text:p>0.1091644204851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102425876010782">
                <text:p>0.1024258760107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113207547169811">
                <text:p>0.113207547169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997304582210242">
                <text:p>0.0997304582210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10377358490566">
                <text:p>0.103773584905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983827493261456">
                <text:p>0.09838274932614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983827493261456">
                <text:p>0.09838274932614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105121293800539">
                <text:p>0.1051212938005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05121293800539">
                <text:p>0.1051212938005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970350404312669">
                <text:p>0.09703504043126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889487870619946">
                <text:p>0.08894878706199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849056603773585">
                <text:p>0.08490566037735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835579514824798">
                <text:p>0.08355795148247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956873315363881">
                <text:p>0.09568733153638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956873315363881">
                <text:p>0.09568733153638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876010781671159">
                <text:p>0.0876010781671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997304582210242">
                <text:p>0.09973045822102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902964959568733">
                <text:p>0.09029649595687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849056603773585">
                <text:p>0.08490566037735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876010781671159">
                <text:p>0.08760107816711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835579514824798">
                <text:p>0.08355795148247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956873315363881">
                <text:p>0.09568733153638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876010781671159">
                <text:p>0.08760107816711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889487870619946">
                <text:p>0.08894878706199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822102425876011">
                <text:p>0.08221024258760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822102425876011">
                <text:p>0.08221024258760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822102425876011">
                <text:p>0.08221024258760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876010781671159">
                <text:p>0.08760107816711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822102425876011">
                <text:p>0.08221024258760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727762803234502">
                <text:p>0.07277628032345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727762803234502">
                <text:p>0.07277628032345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687331536388141">
                <text:p>0.06873315363881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768194070080862">
                <text:p>0.07681940700808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902964959568733">
                <text:p>0.09029649595687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727762803234502">
                <text:p>0.07277628032345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741239892183289">
                <text:p>0.07412398921832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768194070080862">
                <text:p>0.07681940700808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700808625336927">
                <text:p>0.07008086253369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687331536388141">
                <text:p>0.06873315363881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741239892183289">
                <text:p>0.07412398921832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700808625336927">
                <text:p>0.07008086253369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633423180592992">
                <text:p>0.06334231805929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646900269541779">
                <text:p>0.06469002695417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687331536388141">
                <text:p>0.06873315363881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646900269541779">
                <text:p>0.06469002695417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700808625336927">
                <text:p>0.07008086253369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902964959568733">
                <text:p>0.09029649595687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687331536388141">
                <text:p>0.06873315363881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822102425876011">
                <text:p>0.08221024258760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822102425876011">
                <text:p>0.08221024258760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768194070080862">
                <text:p>0.07681940700808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741239892183289">
                <text:p>0.07412398921832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687331536388141">
                <text:p>0.06873315363881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687331536388141">
                <text:p>0.06873315363881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633423180592992">
                <text:p>0.06334231805929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633423180592992">
                <text:p>0.06334231805929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768194070080862">
                <text:p>0.07681940700808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633423180592992">
                <text:p>0.06334231805929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646900269541779">
                <text:p>0.06469002695417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687331536388141">
                <text:p>0.06873315363881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687331536388141">
                <text:p>0.06873315363881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660377358490566">
                <text:p>0.06603773584905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633423180592992">
                <text:p>0.06334231805929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633423180592992">
                <text:p>0.06334231805929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633423180592992">
                <text:p>0.06334231805929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592991913746631">
                <text:p>0.05929919137466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633423180592992">
                <text:p>0.06334231805929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592991913746631">
                <text:p>0.05929919137466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592991913746631">
                <text:p>0.05929919137466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592991913746631">
                <text:p>0.05929919137466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727762803234502">
                <text:p>0.07277628032345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592991913746631">
                <text:p>0.05929919137466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592991913746631">
                <text:p>0.05929919137466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646900269541779">
                <text:p>0.06469002695417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45822102425876">
                <text:p>0.0458221024258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592991913746631">
                <text:p>0.05929919137466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404312668463612">
                <text:p>0.04043126684636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45822102425876">
                <text:p>0.0458221024258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404312668463612">
                <text:p>0.04043126684636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404312668463612">
                <text:p>0.04043126684636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404312668463612">
                <text:p>0.04043126684636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45822102425876">
                <text:p>0.0458221024258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32345013477089">
                <text:p>0.0323450134770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404312668463612">
                <text:p>0.04043126684636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390835579514824">
                <text:p>0.03908355795148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32345013477089">
                <text:p>0.0323450134770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404312668463612">
                <text:p>0.04043126684636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45822102425876">
                <text:p>0.0458221024258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390835579514824">
                <text:p>0.03908355795148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45822102425876">
                <text:p>0.0458221024258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32345013477089">
                <text:p>0.0323450134770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363881401617251">
                <text:p>0.036388140161725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336927223719676">
                <text:p>0.03369272237196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45822102425876">
                <text:p>0.0458221024258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363881401617251">
                <text:p>0.03638814016172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350404312668463">
                <text:p>0.03504043126684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336927223719676">
                <text:p>0.03369272237196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390835579514824">
                <text:p>0.03908355795148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32345013477089">
                <text:p>0.0323450134770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350404312668463">
                <text:p>0.03504043126684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390835579514824">
                <text:p>0.03908355795148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32345013477089">
                <text:p>0.0323450134770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363881401617251">
                <text:p>0.03638814016172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309973045822103">
                <text:p>0.03099730458221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350404312668463">
                <text:p>0.03504043126684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390835579514824">
                <text:p>0.03908355795148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363881401617251">
                <text:p>0.03638814016172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309973045822103">
                <text:p>0.03099730458221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404312668463612">
                <text:p>0.04043126684636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283018867924528">
                <text:p>0.02830188679245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32345013477089">
                <text:p>0.0323450134770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404312668463612">
                <text:p>0.04043126684636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404312668463612">
                <text:p>0.04043126684636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336927223719676">
                <text:p>0.03369272237196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363881401617251">
                <text:p>0.03638814016172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350404312668463">
                <text:p>0.03504043126684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32345013477089">
                <text:p>0.0323450134770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296495956873315">
                <text:p>0.02964959568733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350404312668463">
                <text:p>0.03504043126684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336927223719676">
                <text:p>0.03369272237196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350404312668463">
                <text:p>0.03504043126684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404312668463612">
                <text:p>0.04043126684636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309973045822103">
                <text:p>0.03099730458221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32345013477089">
                <text:p>0.0323450134770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32345013477089">
                <text:p>0.0323450134770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336927223719676">
                <text:p>0.03369272237196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336927223719676">
                <text:p>0.03369272237196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296495956873315">
                <text:p>0.02964959568733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390835579514824">
                <text:p>0.03908355795148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350404312668463">
                <text:p>0.03504043126684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336927223719676">
                <text:p>0.03369272237196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350404312668463">
                <text:p>0.03504043126684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363881401617251">
                <text:p>0.03638814016172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309973045822103">
                <text:p>0.03099730458221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363881401617251">
                <text:p>0.03638814016172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390835579514824">
                <text:p>0.03908355795148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350404312668463">
                <text:p>0.03504043126684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390835579514824">
                <text:p>0.03908355795148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336927223719676">
                <text:p>0.03369272237196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390835579514824">
                <text:p>0.03908355795148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336927223719676">
                <text:p>0.03369272237196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363881401617251">
                <text:p>0.03638814016172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336927223719676">
                <text:p>0.03369272237196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309973045822103">
                <text:p>0.03099730458221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45822102425876">
                <text:p>0.0458221024258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350404312668463">
                <text:p>0.03504043126684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309973045822103">
                <text:p>0.03099730458221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404312668463612">
                <text:p>0.04043126684636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350404312668463">
                <text:p>0.03504043126684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32345013477089">
                <text:p>0.0323450134770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32345013477089">
                <text:p>0.0323450134770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363881401617251">
                <text:p>0.03638814016172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32345013477089">
                <text:p>0.0323450134770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363881401617251">
                <text:p>0.03638814016172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309973045822103">
                <text:p>0.03099730458221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350404312668463">
                <text:p>0.03504043126684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404312668463612">
                <text:p>0.04043126684636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350404312668463">
                <text:p>0.03504043126684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390835579514824">
                <text:p>0.03908355795148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309973045822103">
                <text:p>0.03099730458221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296495956873315">
                <text:p>0.02964959568733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444743935309974">
                <text:p>0.04447439353099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390835579514824">
                <text:p>0.03908355795148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390835579514824">
                <text:p>0.03908355795148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431266846361186">
                <text:p>0.04312668463611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404312668463612">
                <text:p>0.04043126684636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32345013477089">
                <text:p>0.0323450134770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336927223719676">
                <text:p>0.03369272237196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309973045822103">
                <text:p>0.03099730458221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309973045822103">
                <text:p>0.03099730458221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390835579514824">
                <text:p>0.03908355795148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363881401617251">
                <text:p>0.03638814016172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32345013477089">
                <text:p>0.0323450134770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363881401617251">
                <text:p>0.03638814016172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363881401617251">
                <text:p>0.03638814016172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350404312668463">
                <text:p>0.03504043126684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336927223719676">
                <text:p>0.033692722371967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404312668463612">
                <text:p>0.04043126684636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309973045822103">
                <text:p>0.03099730458221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296495956873315">
                <text:p>0.02964959568733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283018867924528">
                <text:p>0.02830188679245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296495956873315">
                <text:p>0.02964959568733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309973045822103">
                <text:p>0.03099730458221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350404312668463">
                <text:p>0.03504043126684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32345013477089">
                <text:p>0.0323450134770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309973045822103">
                <text:p>0.03099730458221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296495956873315">
                <text:p>0.02964959568733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283018867924528">
                <text:p>0.02830188679245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309973045822103">
                <text:p>0.03099730458221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350404312668463">
                <text:p>0.03504043126684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336927223719676">
                <text:p>0.03369272237196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269541778975742">
                <text:p>0.02695417789757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283018867924528">
                <text:p>0.02830188679245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283018867924528">
                <text:p>0.02830188679245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296495956873315">
                <text:p>0.02964959568733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471698113207547">
                <text:p>0.04716981132075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417789757412399">
                <text:p>0.04177897574123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309973045822103">
                <text:p>0.03099730458221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363881401617251">
                <text:p>0.03638814016172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283018867924528">
                <text:p>0.02830188679245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309973045822103">
                <text:p>0.03099730458221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32345013477089">
                <text:p>0.03234501347708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32345013477089">
                <text:p>0.032345013477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scatter" chart:style-name="ch1">
        <chart:title svg:x="5.404cm" svg:y="0.315cm" chart:style-name="ch2">
          <text:p>Training MSE vs. Epochs</text:p>
        </chart:title>
        <chart:legend chart:legend-position="end" svg:x="12.463cm" svg:y="4.2cm" style:legend-expansion="high" chart:style-name="ch3"/>
        <chart:plot-area chart:style-name="ch4" table:cell-range-address="Sheet1.A1:Sheet1.A501 Sheet1.C1:Sheet1.C501" chart:data-source-has-labels="row" svg:x="1.331cm" svg:y="1.631cm" svg:width="10.492cm" svg:height="6.207cm">
          <chartooo:coordinate-region svg:x="2.058cm" svg:y="1.83cm" svg:width="9.485cm" svg:height="5.361cm"/>
          <chart:axis chart:dimension="x" chart:name="primary-x" chart:style-name="ch5">
            <chart:title svg:x="5.977cm" svg:y="8.017cm" chart:style-name="ch6">
              <text:p>Epochs</text:p>
            </chart:title>
          </chart:axis>
          <chart:axis chart:dimension="y" chart:name="primary-y" chart:style-name="ch5">
            <chart:title svg:x="0.451cm" svg:y="5.135cm" chart:style-name="ch7">
              <text:p>MSE</text:p>
            </chart:title>
            <chart:grid chart:style-name="ch8" chart:class="major"/>
          </chart:axis>
          <chart:series chart:style-name="ch9" chart:values-cell-range-address="Sheet1.C2:Sheet1.C501" chart:label-cell-address="Sheet1.C1:Sheet1.C1" chart:class="chart:scatter">
            <chart:domain table:cell-range-address="Sheet1.A2:Sheet1.A501"/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1</svg:desc>
                </draw:g>
              </table:table-cell>
              <table:table-cell office:value-type="float" office:value="0.919669297108728">
                <text:p>0.919669297108728</text:p>
                <draw:g>
                  <svg:desc>Sheet1.C2:Sheet1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40385102076123">
                <text:p>0.840385102076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98511216577608">
                <text:p>0.798511216577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53381340731867">
                <text:p>0.753381340731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13519853653054">
                <text:p>0.713519853653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82369985298516">
                <text:p>0.68236998529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5492162452839">
                <text:p>0.65492162452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7636690751447">
                <text:p>0.627636690751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00507207629864">
                <text:p>0.600507207629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5207856956384">
                <text:p>0.575207856956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52229712640601">
                <text:p>0.552229712640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31532827441643">
                <text:p>0.531532827441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12304530711808">
                <text:p>0.5123045307118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376037011916">
                <text:p>0.493760370119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76387521632703">
                <text:p>0.4763875216327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59893250125354">
                <text:p>0.459893250125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44353984956069">
                <text:p>0.444353984956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30435476665952">
                <text:p>0.430435476665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17551097502525">
                <text:p>0.417551097502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05770404255258">
                <text:p>0.405770404255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95343816720961">
                <text:p>0.395343816720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38622322045376">
                <text:p>0.386223220453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78037885587696">
                <text:p>0.378037885587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71100215356432">
                <text:p>0.371100215356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62457379477571">
                <text:p>0.362457379477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54568279627135">
                <text:p>0.354568279627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47189266755067">
                <text:p>0.3471892667550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40148508096791">
                <text:p>0.3401485080967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33546938326341">
                <text:p>0.3335469383263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26542339140822">
                <text:p>0.3265423391408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21720681908461">
                <text:p>0.321720681908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16379570001076">
                <text:p>0.3163795700010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11790108394399">
                <text:p>0.311790108394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05440328540648">
                <text:p>0.3054403285406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300953546265354">
                <text:p>0.300953546265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98248890819134">
                <text:p>0.2982488908191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94167695229173">
                <text:p>0.2941676952291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90467885028583">
                <text:p>0.2904678850285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88878688934499">
                <text:p>0.2888786889344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85497648739655">
                <text:p>0.2854976487396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78841059421179">
                <text:p>0.2788410594211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75916062774833">
                <text:p>0.2759160627748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70030444830908">
                <text:p>0.2700304448309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61773969804525">
                <text:p>0.2617739698045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56604792279224">
                <text:p>0.2566047922792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51390953184773">
                <text:p>0.2513909531847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46699657305467">
                <text:p>0.246699657305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4367440954609">
                <text:p>0.243674409546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43110988407164">
                <text:p>0.243110988407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43188827628592">
                <text:p>0.243188827628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3231287697661">
                <text:p>0.232312876976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28860939912048">
                <text:p>0.2288609399120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2759945213095">
                <text:p>0.227599452130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227340366578888">
                <text:p>0.2273403665788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227518950804155">
                <text:p>0.227518950804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224220393709116">
                <text:p>0.2242203937091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227486130653225">
                <text:p>0.2274861306532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223997357812455">
                <text:p>0.223997357812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218800745912319">
                <text:p>0.2188007459123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12580127267917">
                <text:p>0.2125801272679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18774554360357">
                <text:p>0.2187745543603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214455775058583">
                <text:p>0.2144557750585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11507109241738">
                <text:p>0.211507109241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13075117893447">
                <text:p>0.2130751178934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203395443111918">
                <text:p>0.2033954431119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0229100460673">
                <text:p>0.202291004606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199670426602272">
                <text:p>0.199670426602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19934238698785">
                <text:p>0.199342386987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198755852890093">
                <text:p>0.1987558528900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95538346742251">
                <text:p>0.1955383467422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198079098889238">
                <text:p>0.1980790988892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196999202376891">
                <text:p>0.1969992023768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18766170871228">
                <text:p>0.187661708712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196152586687302">
                <text:p>0.1961525866873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188611011388313">
                <text:p>0.1886110113883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190987325342383">
                <text:p>0.1909873253423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186554759635042">
                <text:p>0.186554759635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186889717316143">
                <text:p>0.1868897173161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185450108508147">
                <text:p>0.1854501085081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90108514096605">
                <text:p>0.190108514096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182397588455015">
                <text:p>0.1823975884550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183577206288631">
                <text:p>0.1835772062886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179644165269173">
                <text:p>0.1796441652691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181948550946583">
                <text:p>0.1819485509465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17746053185003">
                <text:p>0.177460531850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172565740526803">
                <text:p>0.1725657405268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72568502527145">
                <text:p>0.1725685025271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74585117729835">
                <text:p>0.1745851177298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171397375964691">
                <text:p>0.171397375964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69630030175623">
                <text:p>0.1696300301756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77846632484353">
                <text:p>0.1778466324843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167301403669445">
                <text:p>0.1673014036694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166078956238548">
                <text:p>0.1660789562385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169565613222926">
                <text:p>0.1695656132229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163498446833783">
                <text:p>0.1634984468337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161150139654203">
                <text:p>0.1611501396542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159718814860581">
                <text:p>0.1597188148605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161054138619695">
                <text:p>0.1610541386196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163602511811668">
                <text:p>0.1636025118116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54407821357611">
                <text:p>0.1544078213576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150972903366262">
                <text:p>0.1509729033662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160009673092975">
                <text:p>0.1600096730929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158950834073878">
                <text:p>0.1589508340738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156340376876283">
                <text:p>0.1563403768762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151638018986342">
                <text:p>0.1516380189863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145891484452327">
                <text:p>0.1458914844523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149984962409079">
                <text:p>0.1499849624090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144499314946124">
                <text:p>0.1444993149461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149942859639868">
                <text:p>0.1499428596398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149223810572772">
                <text:p>0.1492238105727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154975110253669">
                <text:p>0.1549751102536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144712136291509">
                <text:p>0.1447121362915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142603111971022">
                <text:p>0.1426031119710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149935354522028">
                <text:p>0.1499353545220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13875681144581">
                <text:p>0.138756811445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133048510078127">
                <text:p>0.1330485100781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136433074271279">
                <text:p>0.1364330742712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133668136289634">
                <text:p>0.1336681362896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141489057558668">
                <text:p>0.1414890575586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42862832192368">
                <text:p>0.1428628321923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131721115691575">
                <text:p>0.1317211156915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127787634666926">
                <text:p>0.1277876346669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130572195828238">
                <text:p>0.1305721958282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131175093974192">
                <text:p>0.1311750939741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128006742756014">
                <text:p>0.1280067427560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139437431778758">
                <text:p>0.1394374317787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13642956706843">
                <text:p>0.136429567068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33718266717059">
                <text:p>0.1337182667170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131856640218379">
                <text:p>0.1318566402183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3170311436387">
                <text:p>0.131703114363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134596242782492">
                <text:p>0.1345962427824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127119883188895">
                <text:p>0.1271198831888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127537995697097">
                <text:p>0.1275379956970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133467882165646">
                <text:p>0.1334678821656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133688751451275">
                <text:p>0.1336887514512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125648524721672">
                <text:p>0.1256485247216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126887108814857">
                <text:p>0.1268871088148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125222170592537">
                <text:p>0.1252221705925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126843499210591">
                <text:p>0.1268434992105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121795787061048">
                <text:p>0.1217957870610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129257578114648">
                <text:p>0.1292575781146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115379128731943">
                <text:p>0.1153791287319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123882748481643">
                <text:p>0.1238827484816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127960229022658">
                <text:p>0.1279602290226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121990939541184">
                <text:p>0.1219909395411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12582927985501">
                <text:p>0.125829279855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12655716779876">
                <text:p>0.126557167798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11563092434377">
                <text:p>0.115630924343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148035611547377">
                <text:p>0.1480356115473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127587427206516">
                <text:p>0.1275874272065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139533419923704">
                <text:p>0.1395334199237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138949965838955">
                <text:p>0.1389499658389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129764710788129">
                <text:p>0.1297647107881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149760493307821">
                <text:p>0.1497604933078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134132678630172">
                <text:p>0.1341326786301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135644845286883">
                <text:p>0.1356448452868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126508890908279">
                <text:p>0.1265088909082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123001109597071">
                <text:p>0.1230011095970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112082186229219">
                <text:p>0.1120821862292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13913246570203">
                <text:p>0.1139132465702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111015094070467">
                <text:p>0.1110150940704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116232815446762">
                <text:p>0.1162328154467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108816686124756">
                <text:p>0.1088166861247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110944367138723">
                <text:p>0.1109443671387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11973102583964">
                <text:p>0.1119731025839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136113223206508">
                <text:p>0.1361132232065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112202519106026">
                <text:p>0.1122025191060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104659036700913">
                <text:p>0.1046590367009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101352503842834">
                <text:p>0.1013525038428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130652538395113">
                <text:p>0.1306525383951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124634882367798">
                <text:p>0.1246348823677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122665713191185">
                <text:p>0.1226657131911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108164119947295">
                <text:p>0.1081641199472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121639737999617">
                <text:p>0.1216397379996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107493753116719">
                <text:p>0.1074937531167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109689988623762">
                <text:p>0.1096899886237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111223863056825">
                <text:p>0.1112238630568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112522200902696">
                <text:p>0.1125222009026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10716214926225">
                <text:p>0.10716214926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03901362538606">
                <text:p>0.1039013625386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106138282229656">
                <text:p>0.1061382822296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108871351706734">
                <text:p>0.1088713517067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108096313775707">
                <text:p>0.1080963137757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11612526493394">
                <text:p>0.116125264933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959037275183133">
                <text:p>0.09590372751831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105508563209905">
                <text:p>0.1055085632099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105766234407481">
                <text:p>0.1057662344074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114021370219876">
                <text:p>0.1140213702198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104636338163103">
                <text:p>0.1046363381631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11706952518773">
                <text:p>0.1117069525187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106075200544352">
                <text:p>0.1060752005443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996416020579619">
                <text:p>0.09964160205796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963586561284717">
                <text:p>0.09635865612847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101265921450758">
                <text:p>0.1012659214507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10084442264614">
                <text:p>0.100844422646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10315070246024">
                <text:p>0.103150702460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977687377213663">
                <text:p>0.09776873772136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950271982328624">
                <text:p>0.09502719823286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103287816182312">
                <text:p>0.1032878161823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104074256828993">
                <text:p>0.1040742568289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968260664803645">
                <text:p>0.09682606648036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100353499793586">
                <text:p>0.1003534997935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984925064895965">
                <text:p>0.09849250648959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104233340715222">
                <text:p>0.1042333407152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936305787252916">
                <text:p>0.09363057872529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105149090511595">
                <text:p>0.1051490905115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103235595188945">
                <text:p>0.1032355951889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937274525749153">
                <text:p>0.09372745257491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107816082377957">
                <text:p>0.1078160823779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928889120003233">
                <text:p>0.09288891200032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856799991017169">
                <text:p>0.08567999910171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910050956313296">
                <text:p>0.09100509563132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963693503256056">
                <text:p>0.09636935032560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944447412977651">
                <text:p>0.09444474129776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858056169376519">
                <text:p>0.08580561693765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978534966397905">
                <text:p>0.09785349663979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922669236831595">
                <text:p>0.09226692368315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971727596752107">
                <text:p>0.09717275967521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106808192103004">
                <text:p>0.1068081921030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943061736123807">
                <text:p>0.09430617361238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976527376916091">
                <text:p>0.09765273769160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806966973812344">
                <text:p>0.08069669738123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89376954002759">
                <text:p>0.0893769540027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947785914057519">
                <text:p>0.09477859140575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126928840946656">
                <text:p>0.1269288409466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102480518037263">
                <text:p>0.1024805180372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887850255987548">
                <text:p>0.08878502559875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979323742950339">
                <text:p>0.09793237429503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864558986425593">
                <text:p>0.08645589864255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988819852282376">
                <text:p>0.09888198522823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829562112820188">
                <text:p>0.08295621128201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10202017395563">
                <text:p>0.102020173955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938928970756073">
                <text:p>0.09389289707560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101766402757562">
                <text:p>0.1017664027575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100973828470501">
                <text:p>0.1009738284705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940132324139164">
                <text:p>0.09401323241391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108225032792541">
                <text:p>0.1082250327925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861696145626257">
                <text:p>0.08616961456262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925357597134211">
                <text:p>0.09253575971342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946222133801504">
                <text:p>0.09462221338015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90469833064031">
                <text:p>0.0904698330640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113901782488294">
                <text:p>0.1139017824882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893396973150259">
                <text:p>0.08933969731502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900896074813216">
                <text:p>0.09008960748132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984601385337957">
                <text:p>0.09846013853379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896218253876617">
                <text:p>0.08962182538766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958775243142518">
                <text:p>0.09587752431425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937687047829327">
                <text:p>0.09376870478293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779317629436647">
                <text:p>0.07793176294366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950301535543774">
                <text:p>0.09503015355437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994264749958037">
                <text:p>0.09942647499580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888855164431637">
                <text:p>0.08888551644316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112400216170944">
                <text:p>0.1124002161709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938345509997481">
                <text:p>0.09383455099974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102313238118446">
                <text:p>0.1023132381184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101902541879568">
                <text:p>0.1019025418795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856376086336485">
                <text:p>0.08563760863364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974322882242319">
                <text:p>0.09743228822423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106176361049768">
                <text:p>0.1061763610497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100624977272687">
                <text:p>0.1006249772726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102297629511056">
                <text:p>0.1022976295110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870402322803349">
                <text:p>0.08704023228033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995148550679771">
                <text:p>0.09951485506797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849036166223047">
                <text:p>0.08490361662230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966161312031371">
                <text:p>0.09661613120313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100480364038856">
                <text:p>0.1004803640388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886768164303617">
                <text:p>0.08867681643036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755673441528869">
                <text:p>0.07556734415288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106808087211224">
                <text:p>0.1068080872112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836271269803796">
                <text:p>0.08362712698037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804933235441044">
                <text:p>0.08049332354410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816394768012988">
                <text:p>0.08163947680129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820844287943779">
                <text:p>0.08208442879437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778166897337849">
                <text:p>0.07781668973378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759063416781226">
                <text:p>0.07590634167812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760981022330051">
                <text:p>0.07609810223300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918884001876135">
                <text:p>0.09188840018761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948951186210532">
                <text:p>0.09489511862105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825626856792712">
                <text:p>0.08256268567927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804053511933129">
                <text:p>0.08040535119331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876070912086361">
                <text:p>0.08760709120863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892346584953406">
                <text:p>0.08923465849534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830153953239115">
                <text:p>0.08301539532391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856722786168884">
                <text:p>0.08567227861688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798342209374072">
                <text:p>0.07983422093740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86974672677741">
                <text:p>0.0869746726777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849118205664281">
                <text:p>0.08491182056642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88660597617906">
                <text:p>0.0886605976179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105284157945018">
                <text:p>0.1052841579450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858849480434341">
                <text:p>0.08588494804343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857905415242901">
                <text:p>0.08579054152429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862316363441819">
                <text:p>0.08623163634418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794382089571563">
                <text:p>0.07943820895715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841931940233844">
                <text:p>0.08419319402338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9857644036823">
                <text:p>0.098576440368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964907741801373">
                <text:p>0.09649077418013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943751064391407">
                <text:p>0.09437510643914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892370904965948">
                <text:p>0.08923709049659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819186395572769">
                <text:p>0.08191863955727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831274290998698">
                <text:p>0.08312742909986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788703594097326">
                <text:p>0.07887035940973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749916036849844">
                <text:p>0.07499160368498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744796824157256">
                <text:p>0.07447968241572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798221294743608">
                <text:p>0.07982212947436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839184595869136">
                <text:p>0.08391845958691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933045387049403">
                <text:p>0.09330453870494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780033860219286">
                <text:p>0.07800338602192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884018971261485">
                <text:p>0.08840189712614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808483536393778">
                <text:p>0.08084835363937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729272822915017">
                <text:p>0.07292728229150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774380501223165">
                <text:p>0.07743805012231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770863312716699">
                <text:p>0.07708633127166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856064252817193">
                <text:p>0.08560642528171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806013745189376">
                <text:p>0.08060137451893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812065943604915">
                <text:p>0.08120659436049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749949328082638">
                <text:p>0.07499493280826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840607391639757">
                <text:p>0.08406073916397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878083340735829">
                <text:p>0.08780833407358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716930604036726">
                <text:p>0.07169306040367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802604557821715">
                <text:p>0.08026045578217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791051760859577">
                <text:p>0.07910517608595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694679751733607">
                <text:p>0.06946797517336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829551765343675">
                <text:p>0.08295517653436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858009532055593">
                <text:p>0.08580095320555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873069934115883">
                <text:p>0.08730699341158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764631233409017">
                <text:p>0.07646312334090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680518710978476">
                <text:p>0.06805187109784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827924238958493">
                <text:p>0.08279242389584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77258870859543">
                <text:p>0.0772588708595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729282845597172">
                <text:p>0.07292828455971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81002393984604">
                <text:p>0.0810023939846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820319109657802">
                <text:p>0.08203191096578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890974401228239">
                <text:p>0.08909744012282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700247615920982">
                <text:p>0.07002476159209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69950766051713">
                <text:p>0.0699507660517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802118591192537">
                <text:p>0.08021185911925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800650718873072">
                <text:p>0.08006507188730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903559131191375">
                <text:p>0.09035591311913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808308102588598">
                <text:p>0.08083081025885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625712707029979">
                <text:p>0.06257127070299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752793530739224">
                <text:p>0.07527935307392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659066118619238">
                <text:p>0.06590661186192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652809997656983">
                <text:p>0.06528099976569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639607321738604">
                <text:p>0.06396073217386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699743236699092">
                <text:p>0.06997432366990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804712575937934">
                <text:p>0.08047125759379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906938756074034">
                <text:p>0.09069387560740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7252824175744">
                <text:p>0.072528241757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626875036207036">
                <text:p>0.06268750362070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772905433275699">
                <text:p>0.07729054332756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667224585008611">
                <text:p>0.06672245850086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739953135858805">
                <text:p>0.07399531358588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776106382509798">
                <text:p>0.07761063825097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667960950744263">
                <text:p>0.06679609507442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660222332234932">
                <text:p>0.06602223322349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739729573810893">
                <text:p>0.073972957381089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652852687464396">
                <text:p>0.06528526874643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605368585584173">
                <text:p>0.06053685855841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659804957139442">
                <text:p>0.06598049571394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646553118341433">
                <text:p>0.06465531183414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675158329801995">
                <text:p>0.06751583298019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664684723555006">
                <text:p>0.06646847235550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713088721142342">
                <text:p>0.07130887211423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58992174895312">
                <text:p>0.0589921748953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590734169510067">
                <text:p>0.05907341695100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74025779446906">
                <text:p>0.0740257794469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705166003134428">
                <text:p>0.07051660031344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708322971537984">
                <text:p>0.07083229715379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745116265349285">
                <text:p>0.07451162653492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751804924965275">
                <text:p>0.07518049249652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751740440782574">
                <text:p>0.07517404407825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867054115060768">
                <text:p>0.08670541150607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65659938203104">
                <text:p>0.0656599382031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603722487372945">
                <text:p>0.06037224873729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807337989919887">
                <text:p>0.08073379899198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766057307889385">
                <text:p>0.07660573078893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852214651165859">
                <text:p>0.08522146511658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642853946591677">
                <text:p>0.06428539465916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603240753872215">
                <text:p>0.06032407538722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552770456693164">
                <text:p>0.05527704566931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61966653513827">
                <text:p>0.0619666535138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732439684972019">
                <text:p>0.07324396849720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593020915286536">
                <text:p>0.05930209152865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777134273997801">
                <text:p>0.07771342739978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622746210663215">
                <text:p>0.06227462106632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835561947488959">
                <text:p>0.08355619474889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647904326952695">
                <text:p>0.06479043269526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714880477820304">
                <text:p>0.07148804778203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532503022401363">
                <text:p>0.05325030224013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754010669001982">
                <text:p>0.07540106690019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557367544839229">
                <text:p>0.05573675448392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674155403381239">
                <text:p>0.06741554033812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561667991089096">
                <text:p>0.05616679910890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614104586831033">
                <text:p>0.06141045868310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701721643139485">
                <text:p>0.07017216431394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646740368121592">
                <text:p>0.06467403681215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652095956355047">
                <text:p>0.06520959563550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548269129083185">
                <text:p>0.05482691290831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605325573560177">
                <text:p>0.06053255735601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572384050791447">
                <text:p>0.05723840507914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744101303903791">
                <text:p>0.07441013039037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606877276336341">
                <text:p>0.06068772763363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658437921004785">
                <text:p>0.06584379210047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633966717139254">
                <text:p>0.06339667171392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55844250848556">
                <text:p>0.0558442508485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614016652513411">
                <text:p>0.06140166525134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672173217219832">
                <text:p>0.06721732172198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698871646121042">
                <text:p>0.06988716461210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66136687930276">
                <text:p>0.0661366879302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599289950201175">
                <text:p>0.05992899502011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706402106367784">
                <text:p>0.07064021063677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819472259137057">
                <text:p>0.08194722591370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610639264005801">
                <text:p>0.06106392640058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63572510611381">
                <text:p>0.0635725106113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562591074199553">
                <text:p>0.05625910741995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779175715948406">
                <text:p>0.07791757159484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638989927439913">
                <text:p>0.06389899274399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624546272602568">
                <text:p>0.06245462726025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687225996875946">
                <text:p>0.06872259968759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588927210257971">
                <text:p>0.05889272102579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720358895894413">
                <text:p>0.07203588958944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751388575784372">
                <text:p>0.07513885757843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825952195801698">
                <text:p>0.08259521958016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78880528206463">
                <text:p>0.0788805282064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691866391001869">
                <text:p>0.06918663910018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632258578314016">
                <text:p>0.06322585783140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726403246028967">
                <text:p>0.07264032460289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597232570860588">
                <text:p>0.059723257086058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660595524073498">
                <text:p>0.06605955240734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627173280135173">
                <text:p>0.06271732801351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679656605165434">
                <text:p>0.06796566051654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687360322599853">
                <text:p>0.06873603225998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532232236103598">
                <text:p>0.05322322361035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523340647679961">
                <text:p>0.05233406476799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590339332168982">
                <text:p>0.059033933216898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587858907620144">
                <text:p>0.05878589076201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597152295025735">
                <text:p>0.05971522950257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633066366004864">
                <text:p>0.06330663660048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690849438750833">
                <text:p>0.06908494387508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549548944085484">
                <text:p>0.05495489440854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759025577797618">
                <text:p>0.07590255777976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883343291915287">
                <text:p>0.088334329191528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801127528944736">
                <text:p>0.08011275289447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658839437078203">
                <text:p>0.06588394370782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748319850508772">
                <text:p>0.07483198505087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691351204558698">
                <text:p>0.06913512045586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58040787945389">
                <text:p>0.0580407879453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676470811557739">
                <text:p>0.06764708115577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770754792806321">
                <text:p>0.07707547928063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60398069509469">
                <text:p>0.0603980695094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525763932417395">
                <text:p>0.05257639324173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712615823995045">
                <text:p>0.07126158239950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699780466925392">
                <text:p>0.06997804669253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671584599776026">
                <text:p>0.06715845997760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702275991130156">
                <text:p>0.07022759911301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689592640615811">
                <text:p>0.06895926406158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719532755947951">
                <text:p>0.071953275594795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843946617328907">
                <text:p>0.08439466173289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554539858628997">
                <text:p>0.05545398586289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564021899154559">
                <text:p>0.05640218991545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54192729368652">
                <text:p>0.0541927293686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537857210092192">
                <text:p>0.05378572100921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689698041367965">
                <text:p>0.06896980413679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660940999320761">
                <text:p>0.06609409993207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821939025316872">
                <text:p>0.08219390253168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637340052754177">
                <text:p>0.06373400527541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561153604817742">
                <text:p>0.05611536048177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590468579627164">
                <text:p>0.05904685796271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603670951550649">
                <text:p>0.06036709515506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616190863745219">
                <text:p>0.06161908637452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588741231680412">
                <text:p>0.05887412316804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839160965744139">
                <text:p>0.08391609657441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68590042284565">
                <text:p>0.0685900422845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552527986248529">
                <text:p>0.05525279862485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623706832660831">
                <text:p>0.06237068326608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489910017656857">
                <text:p>0.048991001765685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471108382101505">
                <text:p>0.04711083821015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500045065395038">
                <text:p>0.05000450653950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518741391643441">
                <text:p>0.05187413916434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552938620593761">
                <text:p>0.05529386205937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522261937453913">
                <text:p>0.05222619374539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555455262689468">
                <text:p>0.05554552626894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501310228981853">
                <text:p>0.05013102289818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483518115997031">
                <text:p>0.04835181159970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548352693318336">
                <text:p>0.05483526933183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63341751713468">
                <text:p>0.0633417517134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55805467958579">
                <text:p>0.0558054679585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506906295350989">
                <text:p>0.05069062953509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573073433505517">
                <text:p>0.05730734335055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476447764238656">
                <text:p>0.04764477642386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478054310774673">
                <text:p>0.04780543107746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523316491399133">
                <text:p>0.05233164913991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765552846412082">
                <text:p>0.076555284641208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730264348620312">
                <text:p>0.07302643486203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566702959687558">
                <text:p>0.05667029596875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62468211257663">
                <text:p>0.0624682112576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506396590366181">
                <text:p>0.05063965903661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550525674001233">
                <text:p>0.05505256740012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607501236576752">
                <text:p>0.06075012365767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549600303473972">
                <text:p>0.05496003034739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